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4.svm"/>
  <manifest:file-entry manifest:media-type="image/png" manifest:full-path="Pictures/100000000000031A00000253EB8EBD5D.png"/>
  <manifest:file-entry manifest:media-type="image/png" manifest:full-path="Pictures/100002010000005A00000048E13B7D7D.png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5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8" style:family="graphic" style:parent-style-name="standard">
      <style:graphic-properties draw:stroke="solid" svg:stroke-width="0.026cm" svg:stroke-color="#800000" draw:stroke-linejoin="miter" draw:fill="solid" draw:fill-color="#94bd5e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 style:protect="position size"/>
    </style:style>
    <style:style style:name="gr9" style:family="graphic" style:parent-style-name="standard">
      <style:graphic-properties draw:stroke="solid" svg:stroke-width="0.026cm" svg:stroke-color="#800000" draw:stroke-linejoin="miter" draw:fill="solid" draw:fill-color="#6b2394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 style:protect="position siz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style:protect="position size"/>
    </style:style>
    <style:style style:name="gr11" style:family="graphic" style:parent-style-name="standard">
      <style:graphic-properties draw:stroke="none" draw:fill="none" fo:min-height="0.771cm" style:protect="position size"/>
    </style:style>
    <style:style style:name="gr12" style:family="graphic" style:parent-style-name="standard">
      <style:graphic-properties svg:stroke-width="0.051cm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 style:protect="position size"/>
    </style:style>
    <style:style style:name="gr13" style:family="graphic" style:parent-style-name="standard">
      <style:graphic-properties draw:fill="solid" draw:fill-color="#dddddd" draw:textarea-horizontal-align="center" draw:textarea-vertical-align="middle" style:protect="position siz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15" style:family="graphic" style:parent-style-name="standard">
      <style:graphic-properties draw:stroke="solid" draw:fill="solid" draw:fill-color="#cccccc" draw:textarea-horizontal-align="left" draw:textarea-vertical-align="middle" draw:auto-grow-height="false" fo:min-height="4.178cm" fo:padding-left="0.45cm" style:protect="position siz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26cm" svg:stroke-color="#800000" draw:stroke-linejoin="miter" draw:fill="solid" draw:fill-color="#94bd5e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8" style:family="graphic" style:parent-style-name="standard">
      <style:graphic-properties draw:stroke="none" draw:fill="none" fo:min-height="0.771cm"/>
    </style:style>
    <style:style style:name="gr19" style:family="graphic" style:parent-style-name="standard">
      <style:graphic-properties draw:stroke="solid" svg:stroke-width="0.026cm" svg:stroke-color="#8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0" style:family="graphic" style:parent-style-name="standard">
      <style:graphic-properties draw:stroke="solid" svg:stroke-width="0.026cm" svg:stroke-color="#800000" draw:stroke-linejoin="miter" draw:fill="solid" draw:fill-color="#0000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solid" svg:stroke-width="0.026cm" svg:stroke-color="#800000" draw:stroke-linejoin="miter" draw:fill="solid" draw:fill-color="#0084d1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 style:protect="position size"/>
    </style:style>
    <style:style style:name="gr24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25" style:family="graphic" style:parent-style-name="standard">
      <style:graphic-properties draw:stroke="none" draw:fill="none" fo:min-height="1.458cm" style:protect="position size"/>
    </style:style>
    <style:style style:name="gr26" style:family="graphic" style:parent-style-name="standard">
      <style:graphic-properties draw:fill="solid" draw:fill-color="#000000" draw:textarea-horizontal-align="center" draw:textarea-vertical-align="middle" style:protect="position 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.879cm" style:protect="position size"/>
    </style:style>
    <style:style style:name="gr28" style:family="graphic" style:parent-style-name="standard">
      <style:graphic-properties draw:fill="none" draw:textarea-vertical-align="middle" draw:auto-grow-height="false" fo:min-height="0.749cm" fo:min-width="0.499cm" style:protect="position size"/>
    </style:style>
    <style:style style:name="gr29" style:family="graphic" style:parent-style-name="standard">
      <style:graphic-properties draw:stroke="dash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 style:protect="position size"/>
    </style:style>
    <style:style style:name="gr30" style:family="graphic" style:parent-style-name="standard">
      <style:graphic-properties draw:textarea-horizontal-align="center" draw:textarea-vertical-align="middle" style:protect="position size"/>
    </style:style>
    <style:style style:name="gr31" style:family="graphic" style:parent-style-name="standard">
      <style:graphic-properties draw:fill="solid" draw:fill-color="#ffffcc" draw:textarea-horizontal-align="center" draw:textarea-vertical-align="middle" style:protect="position size"/>
    </style:style>
    <style:style style:name="gr32" style:family="graphic" style:parent-style-name="standard">
      <style:graphic-properties draw:fill="solid" draw:fill-color="#cccccc" draw:textarea-horizontal-align="justify" draw:textarea-vertical-align="middle" draw:auto-grow-height="false" style:protect="position size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 style:protect="position size"/>
    </style:style>
    <style:style style:name="gr34" style:family="graphic" style:parent-style-name="standard">
      <style:graphic-properties draw:fill="solid" draw:fill-color="#ffcc99" draw:textarea-horizontal-align="justify" draw:textarea-vertical-align="middle" draw:auto-grow-height="false" style:protect="position siz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8cm" fo:min-width="1.879cm" style:protect="position size"/>
    </style:style>
    <style:style style:name="gr36" style:family="graphic" style:parent-style-name="standard">
      <style:graphic-properties draw:fill="solid" draw:fill-color="#99ccff" draw:textarea-horizontal-align="justify" draw:textarea-vertical-align="middle" draw:auto-grow-height="false" style:protect="position siz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cm" fo:min-width="3.097cm" style:protect="position size"/>
    </style:style>
    <style:style style:name="gr38" style:family="graphic" style:parent-style-name="standard">
      <style:graphic-properties draw:fill="solid" draw:fill-color="#c0c0c0" draw:textarea-horizontal-align="center" draw:textarea-vertical-align="middle" style:protect="position size"/>
    </style:style>
    <style:style style:name="gr39" style:family="graphic" style:parent-style-name="standard">
      <style:graphic-properties draw:fill="solid" draw:fill-color="#e6e6e6" draw:textarea-horizontal-align="center" draw:textarea-vertical-align="middle" style:protect="position 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9cm" style:protect="position size"/>
    </style:style>
    <style:style style:name="gr41" style:family="graphic" style:parent-style-name="standard">
      <style:graphic-properties draw:stroke="solid" svg:stroke-width="0.035cm" svg:stroke-color="#00ff00" draw:stroke-linejoin="miter" draw:fill="solid" draw:fill-color="#f1f1e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35cm" svg:stroke-color="#000000" draw:marker-end="Arrowheads_20_4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7" style:family="graphic" style:parent-style-name="standard">
      <style:graphic-properties draw:stroke="none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35cm" svg:stroke-color="#000000" draw:marker-end="Arrowheads_20_4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49" style:family="graphic" style:parent-style-name="standard">
      <style:graphic-properties draw:stroke="dash" draw:stroke-dash="Dashed_20__28_var_29__20_4" svg:stroke-width="0.035cm" svg:stroke-color="#000000" draw:marker-end="Arrowheads_20_4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50" style:family="graphic" style:parent-style-name="standard">
      <style:graphic-properties draw:stroke="solid" svg:stroke-width="0.035cm" svg:stroke-color="#000000" draw:marker-end="Arrowheads_20_4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dash" draw:stroke-dash="Dashed_20__28_var_29__20_4" svg:stroke-width="0.035cm" svg:stroke-color="#000000" draw:marker-end="Arrowheads_20_4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dash" draw:stroke-dash="Dashed_20__28_var_29__20_4" svg:stroke-width="0.035cm" svg:stroke-color="#000000" draw:marker-end="Arrowheads_20_4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54" style:family="graphic" style:parent-style-name="Default_7e_LT_7e_Gliederung_20_1">
      <style:graphic-properties draw:stroke="solid" svg:stroke-width="0.05cm" svg:stroke-color="#000000" draw:marker-start-width="0.275cm" draw:marker-end-width="0.275cm" draw:fill="solid" draw:fill-color="#cccccc" fo:min-height="6.465cm" fo:padding-top="0.025cm" fo:padding-bottom="0.025cm" fo:padding-left="0.025cm" fo:padding-right="0.025cm" style:protect="position size"/>
    </style:style>
    <style:style style:name="gr55" style:family="graphic" style:parent-style-name="Default_7e_LT_7e_Gliederung_20_1" style:list-style-name="L5">
      <style:graphic-properties draw:stroke="none" draw:fill="none" draw:fill-color="#ffffff" draw:textarea-horizontal-align="justify" draw:textarea-vertical-align="top" draw:auto-grow-height="false" draw:auto-grow-width="false" fo:min-height="11.055cm" fo:min-width="0cm" fo:padding-top="0.127cm" fo:padding-bottom="0.127cm" fo:padding-left="0.254cm" fo:padding-right="0.254cm" fo:wrap-option="wrap" draw:shadow="hidden" style:protect="position size"/>
    </style:style>
    <style:style style:name="gr56" style:family="graphic" style:parent-style-name="Default_7e_LT_7e_Gliederung_20_1">
      <style:graphic-properties draw:stroke="solid" svg:stroke-width="0.05cm" svg:stroke-color="#000000" draw:marker-start-width="0.275cm" draw:marker-end-width="0.275cm" draw:fill="solid" draw:fill-color="#f1f1ef" fo:min-height="12.65cm" fo:padding-top="0.025cm" fo:padding-bottom="0.025cm" fo:padding-left="0.025cm" fo:padding-right="0.025cm" style:protect="position size"/>
    </style:style>
    <style:style style:name="gr57" style:family="graphic" style:parent-style-name="standard">
      <style:graphic-properties draw:stroke="dash" draw:stroke-dash="Dashed_20__28_var_29__20_6" svg:stroke-width="0.035cm" svg:stroke-color="#000000" draw:marker-end="Arrowheads_20_4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02cm" style:protect="position size"/>
    </style:style>
    <style:style style:name="gr59" style:family="graphic" style:parent-style-name="standard">
      <style:graphic-properties draw:stroke="dash" draw:stroke-dash="Dashed_20__28_var_29__20_8" svg:stroke-width="0.035cm" svg:stroke-color="#000000" draw:marker-end="Arrowheads_20_4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60" style:family="graphic" style:parent-style-name="standard">
      <style:graphic-properties draw:stroke="dash" draw:stroke-dash="Dashed_20__28_var_29__20_9" svg:stroke-width="0.035cm" svg:stroke-color="#000000" draw:marker-end="Arrowheads_20_4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61" style:family="graphic" style:parent-style-name="Default_7e_LT_7e_Gliederung_20_1">
      <style:graphic-properties draw:stroke="none" draw:fill="none" draw:fill-color="#ffffff" draw:textarea-horizontal-align="justify" draw:textarea-vertical-align="top" draw:auto-grow-height="false" draw:auto-grow-width="false" fo:min-height="11.055cm" fo:min-width="0cm" fo:padding-top="0.127cm" fo:padding-bottom="0.127cm" fo:padding-left="0.254cm" fo:padding-right="0.254cm" fo:wrap-option="wrap" draw:shadow="hidden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title">
      <style:graphic-properties draw:auto-grow-height="false" fo:min-height="2.739cm"/>
    </style:style>
    <style:style style:name="pr9" style:family="presentation" style:parent-style-name="template-outline1" style:list-style-name="L2">
      <style:graphic-properties draw:auto-grow-height="false" fo:min-height="14.427cm" style:protect="position size"/>
    </style:style>
    <style:style style:name="pr10" style:family="presentation" style:parent-style-name="template-outline1" style:list-style-name="L2">
      <style:graphic-properties draw:auto-grow-height="false" fo:min-height="14.427cm" style:protect="position size"/>
    </style:style>
    <style:style style:name="pr11" style:family="presentation" style:parent-style-name="template-outline1" style:list-style-name="L2">
      <style:graphic-properties draw:auto-grow-height="false" fo:min-height="14.427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outline1" style:list-style-name="L2">
      <style:graphic-properties draw:auto-grow-height="false" fo:min-height="14.427cm" style:protect="position size"/>
    </style:style>
    <style:style style:name="pr14" style:family="presentation" style:parent-style-name="template-outline1" style:list-style-name="L2">
      <style:graphic-properties draw:auto-grow-height="false" fo:min-height="14.427cm" style:protect="position size"/>
    </style:style>
    <style:style style:name="pr15" style:family="presentation" style:parent-style-name="template-outline1" style:list-style-name="L2">
      <style:graphic-properties draw:auto-grow-height="false" fo:min-height="14.427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title">
      <style:graphic-properties draw:auto-grow-height="false" fo:min-height="3.506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outline1" style:list-style-name="L2">
      <style:graphic-properties draw:auto-grow-height="false" fo:min-height="14.42cm" style:protect="position size"/>
    </style:style>
    <style:style style:name="pr21" style:family="presentation" style:parent-style-name="template-outline1" style:list-style-name="L2">
      <style:graphic-properties draw:auto-grow-height="false" fo:min-height="14.42cm" style:protect="position size"/>
    </style:style>
    <style:style style:name="pr22" style:family="presentation" style:parent-style-name="template-outline1" style:list-style-name="L2">
      <style:graphic-properties draw:auto-grow-height="false" fo:min-height="14.42cm" style:protect="position size"/>
    </style:style>
    <style:style style:name="pr23" style:family="presentation" style:parent-style-name="template-outline1" style:list-style-name="L2">
      <style:graphic-properties draw:auto-grow-height="false" fo:min-height="14.42cm" style:protect="position size"/>
    </style:style>
    <style:style style:name="pr24" style:family="presentation" style:parent-style-name="template-outline1" style:list-style-name="L2">
      <style:graphic-properties draw:auto-grow-height="false" fo:min-height="14.42cm" style:protect="position size"/>
    </style:style>
    <style:style style:name="pr25" style:family="presentation" style:parent-style-name="template-outline1" style:list-style-name="L2">
      <style:graphic-properties draw:auto-grow-height="false" fo:min-height="14.42cm" style:protect="position size"/>
    </style:style>
    <style:style style:name="pr26" style:family="presentation" style:parent-style-name="template-outline1" style:list-style-name="L2">
      <style:graphic-properties draw:auto-grow-height="false" fo:min-height="14.42cm" style:protect="position size"/>
    </style:style>
    <style:style style:name="pr27" style:family="presentation" style:parent-style-name="template-outline1" style:list-style-name="L2">
      <style:graphic-properties draw:auto-grow-height="false" fo:min-height="14.42cm" style:protect="position size"/>
    </style:style>
    <style:style style:name="pr28" style:family="presentation" style:parent-style-name="template-outline1" style:list-style-name="L2">
      <style:graphic-properties draw:auto-grow-height="false" fo:min-height="14.42cm" style:protect="position size"/>
    </style:style>
    <style:style style:name="pr29" style:family="presentation" style:parent-style-name="template-outline1" style:list-style-name="L2">
      <style:graphic-properties draw:auto-grow-height="false" fo:min-height="14.42cm" style:protect="position size"/>
    </style:style>
    <style:style style:name="pr30" style:family="presentation" style:parent-style-name="template-outline1" style:list-style-name="L2">
      <style:graphic-properties draw:auto-grow-height="false" fo:min-height="14.42cm" style:protect="position size"/>
    </style:style>
    <style:style style:name="pr31" style:family="presentation" style:parent-style-name="template-outline1" style:list-style-name="L2">
      <style:graphic-properties draw:auto-grow-height="false" fo:min-height="14.426cm" style:protect="position size"/>
    </style:style>
    <style:style style:name="pr32" style:family="presentation" style:parent-style-name="template-outline1" style:list-style-name="L2">
      <style:graphic-properties draw:auto-grow-height="false" fo:min-height="14.42cm" style:protect="position size"/>
    </style:style>
    <style:style style:name="pr33" style:family="presentation" style:parent-style-name="template-outline1" style:list-style-name="L2">
      <style:graphic-properties draw:auto-grow-height="false" fo:min-height="14.42cm" style:protect="position size"/>
    </style:style>
    <style:style style:name="pr34" style:family="presentation" style:parent-style-name="template-title">
      <style:graphic-properties draw:auto-grow-height="false" fo:min-height="3.507cm" style:protect="position size"/>
    </style:style>
    <style:style style:name="pr35" style:family="presentation" style:parent-style-name="template-outline1" style:list-style-name="L2">
      <style:graphic-properties fo:min-height="14.605cm" style:protect="position size"/>
    </style:style>
    <style:style style:name="pr36" style:family="presentation" style:parent-style-name="template-title">
      <style:graphic-properties svg:stroke-width="0.051cm" draw:marker-start-width="0.276cm" draw:marker-end-width="0.276cm" draw:auto-grow-height="false" fo:min-height="3.507cm" style:protect="position size"/>
    </style:style>
    <style:style style:name="pr37" style:family="presentation" style:parent-style-name="template-outline1" style:list-style-name="L2">
      <style:graphic-properties svg:stroke-width="0.051cm" draw:marker-start-width="0.276cm" draw:marker-end-width="0.276cm" fo:min-height="14.605cm" style:protect="position size"/>
    </style:style>
    <style:style style:name="pr38" style:family="presentation" style:parent-style-name="template-outline1" style:list-style-name="L2">
      <style:graphic-properties svg:stroke-width="0.051cm" draw:marker-start-width="0.276cm" draw:marker-end-width="0.276cm" fo:min-height="14.605cm" style:protect="position size"/>
    </style:style>
    <style:style style:name="pr39" style:family="presentation" style:parent-style-name="template-outline1" style:list-style-name="L2">
      <style:graphic-properties draw:auto-grow-height="false" fo:min-height="14.42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14.42cm" style:protect="position size"/>
    </style:style>
    <style:style style:name="pr42" style:family="presentation" style:parent-style-name="template-outline1" style:list-style-name="L2">
      <style:graphic-properties draw:auto-grow-height="false" fo:min-height="14.42cm" style:protect="position size"/>
    </style:style>
    <style:style style:name="pr43" style:family="presentation" style:parent-style-name="template-outline1" style:list-style-name="L2">
      <style:graphic-properties draw:auto-grow-height="false" fo:min-height="14.42cm" style:protect="position size"/>
    </style:style>
    <style:style style:name="pr44" style:family="presentation" style:parent-style-name="template-outline1" style:list-style-name="L2">
      <style:graphic-properties draw:auto-grow-height="false" fo:min-height="14.42cm" style:protect="position size"/>
    </style:style>
    <style:style style:name="pr45" style:family="presentation" style:parent-style-name="template-outline1" style:list-style-name="L2">
      <style:graphic-properties draw:auto-grow-height="false" fo:min-height="14.42cm" style:protect="position size"/>
    </style:style>
    <style:style style:name="pr46" style:family="presentation" style:parent-style-name="template-outline1" style:list-style-name="L2">
      <style:graphic-properties draw:auto-grow-height="false" fo:min-height="14.42cm"/>
    </style:style>
    <style:style style:name="pr47" style:family="presentation" style:parent-style-name="template-outline1" style:list-style-name="L2">
      <style:graphic-properties draw:auto-grow-height="false" fo:min-height="14.42cm" style:protect="position size"/>
    </style:style>
    <style:style style:name="pr48" style:family="presentation" style:parent-style-name="template-outline1" style:list-style-name="L2">
      <style:graphic-properties draw:auto-grow-height="false" fo:min-height="14.42cm" style:protect="position size"/>
    </style:style>
    <style:style style:name="pr49" style:family="presentation" style:parent-style-name="template-outline1" style:list-style-name="L2">
      <style:graphic-properties draw:auto-grow-height="false" fo:min-height="14.42cm" style:protect="position size"/>
    </style:style>
    <style:style style:name="pr50" style:family="presentation" style:parent-style-name="template-outline1" style:list-style-name="L2">
      <style:graphic-properties draw:auto-grow-height="false" fo:min-height="14.42cm" style:protect="position size"/>
    </style:style>
    <style:style style:name="pr51" style:family="presentation" style:parent-style-name="template-outline1" style:list-style-name="L2">
      <style:graphic-properties draw:auto-grow-height="false" fo:min-height="14.42cm" style:protect="position size"/>
    </style:style>
    <style:style style:name="pr52" style:family="presentation" style:parent-style-name="template-outline1" style:list-style-name="L2">
      <style:graphic-properties draw:auto-grow-height="false" fo:min-height="14.42cm" style:protect="position size"/>
    </style:style>
    <style:style style:name="pr53" style:family="presentation" style:parent-style-name="template-outline1" style:list-style-name="L2">
      <style:graphic-properties draw:auto-grow-height="false" fo:min-height="14.42cm" style:protect="position size"/>
    </style:style>
    <style:style style:name="pr54" style:family="presentation" style:parent-style-name="template-outline1" style:list-style-name="L2">
      <style:graphic-properties draw:auto-grow-height="false" fo:min-height="14.42cm" style:protect="position size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8.473cm" style:use-optimal-column-width="false"/>
    </style:style>
    <style:style style:name="co3" style:family="table-column">
      <style:table-column-properties style:column-width="11.431cm" style:use-optimal-column-width="false"/>
    </style:style>
    <style:style style:name="co4" style:family="table-column">
      <style:table-column-properties style:column-width="9.297cm" style:use-optimal-column-width="false"/>
    </style:style>
    <style:style style:name="ro1" style:family="table-row">
      <style:table-row-properties style:row-height="0.952cm"/>
    </style:style>
    <style:style style:name="ro2" style:family="table-row">
      <style:table-row-properties style:row-height="13.654cm"/>
    </style:style>
    <style:style style:name="ro3" style:family="table-row">
      <style:table-row-properties style:row-height="0.816cm"/>
    </style:style>
    <style:style style:name="ro4" style:family="table-row">
      <style:table-row-properties style:row-height="3.591cm"/>
    </style:style>
    <style:style style:name="ro5" style:family="table-row">
      <style:table-row-properties style:row-height="2.022cm"/>
    </style:style>
    <style:style style:name="ro6" style:family="table-row">
      <style:table-row-properties style:row-height="0.6cm"/>
    </style:style>
    <style:style style:name="ro7" style:family="table-row">
      <style:table-row-properties style:row-height="3.494cm"/>
    </style:style>
    <style:style style:name="ce1" style:family="table-cell">
      <style:graphic-properties style:repeat="repeat"/>
      <style:paragraph-properties fo:border="0.001cm solid #000000"/>
      <style:text-properties fo:color="#ffffff" fo:font-family="Verdana" style:font-family-generic="swiss" style:font-pitch="variable" fo:font-size="16pt" style:font-size-asian="16pt" style:font-size-complex="16pt"/>
    </style:style>
    <style:style style:name="ce2" style:family="table-cell">
      <style:graphic-properties style:repeat="repeat"/>
      <style:paragraph-properties fo:border="0.001cm solid #000000"/>
    </style:style>
    <style:style style:name="ce3" style:family="table-cell">
      <style:graphic-properties style:repeat="repeat"/>
      <style:paragraph-properties fo:border="0.001cm solid #000000"/>
      <style:text-properties fo:color="#ffffff" fo:font-size="14pt" style:font-size-asian="14pt" style:font-size-complex="14pt"/>
    </style:style>
    <style:style style:name="ce4" style:family="table-cell">
      <style:graphic-properties style:repeat="repeat"/>
      <style:paragraph-properties fo:border="0.001cm solid #000000"/>
      <style:text-properties fo:color="#000000" fo:font-size="14pt" style:font-size-asian="14pt" style:font-size-complex="14pt"/>
    </style:style>
    <style:style style:name="ce5" style:family="table-cell">
      <style:graphic-properties style:repeat="repeat"/>
      <style:paragraph-properties fo:margin-left="0.953cm" fo:margin-right="0cm" fo:margin-top="0.159cm" fo:margin-bottom="0cm" fo:line-height="80%" fo:text-indent="-0.953cm" fo:border="0.001cm solid #000000"/>
      <style:text-properties fo:color="#ffffff" fo:font-size="14pt" style:font-size-asian="14pt" style:font-size-complex="14pt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>
        <style:tab-stops/>
      </style:paragraph-properties>
      <style:text-properties fo:color="#000000" fo:font-size="16pt" style:font-size-asian="16pt" style:font-size-complex="16pt"/>
    </style:style>
    <style:style style:name="P7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8" style:family="paragraph">
      <style:paragraph-properties>
        <style:tab-stops/>
      </style:paragraph-properties>
      <style:text-properties fo:color="#808080"/>
    </style:style>
    <style:style style:name="P9" style:family="paragraph">
      <style:paragraph-properties fo:margin-top="0cm" fo:margin-bottom="1.194cm">
        <style:tab-stops/>
      </style:paragraph-properties>
    </style:style>
    <style:style style:name="P10" style:family="paragraph">
      <style:paragraph-properties fo:margin-top="0cm" fo:margin-bottom="1.194cm">
        <style:tab-stops/>
      </style:paragraph-properties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family="Courier" style:font-family-generic="modern" style:font-pitch="variable" fo:font-size="16pt" style:font-size-asian="16pt" style:font-size-complex="16pt"/>
    </style:style>
    <style:style style:name="P12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style:paragraph-properties fo:margin-top="0cm" fo:margin-bottom="4.597cm"/>
    </style:style>
    <style:style style:name="P15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100%" fo:text-align="center" fo:text-indent="0cm" style:writing-mode="lr-tb"/>
    </style:style>
    <style:style style:name="P18" style:family="paragraph">
      <style:paragraph-properties fo:margin-left="0cm" fo:margin-right="0cm" fo:line-height="100%" fo:text-align="center" fo:text-indent="0cm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line-height="100%" fo:text-align="center" fo:text-indent="0cm" style:writing-mode="lr-tb"/>
      <style:text-properties fo:font-size="26.5pt" fo:font-style="normal" style:font-style-asian="normal" style:font-style-complex="normal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.952cm" fo:margin-right="0cm" fo:margin-top="0.158cm" fo:margin-bottom="0cm" fo:line-height="80%" fo:text-indent="-0.952cm" style:punctuation-wrap="hanging" style:line-break="strict"/>
    </style:style>
    <style:style style:name="P22" style:family="paragraph">
      <style:paragraph-properties fo:margin-left="0.953cm" fo:margin-right="0cm" fo:margin-top="0.159cm" fo:margin-bottom="0cm" fo:line-height="80%" fo:text-indent="-0.953cm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ourier" style:font-family-generic="modern" style:font-pitch="variable"/>
    </style:style>
    <style:style style:name="P26" style:family="paragraph">
      <style:paragraph-properties fo:margin-top="0cm" fo:margin-bottom="8.077cm">
        <style:tab-stops/>
      </style:paragraph-properties>
    </style:style>
    <style:style style:name="P27" style:family="paragraph">
      <style:paragraph-properties fo:margin-top="0cm" fo:margin-bottom="8.077cm">
        <style:tab-stops/>
      </style:paragraph-properties>
      <style:text-properties fo:font-size="24pt" style:font-size-asian="24pt" style:font-size-complex="24pt"/>
    </style:style>
    <style:style style:name="P28" style:family="paragraph">
      <style:paragraph-properties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30" style:family="paragraph">
      <style:text-properties fo:font-family="Verdana" style:font-family-generic="swiss" style:font-pitch="variable" fo:font-size="28pt" style:font-family-asian="Verdana" style:font-family-generic-asian="swiss" style:font-pitch-asian="variable" style:font-size-asian="28pt" style:font-family-complex="Verdana" style:font-family-generic-complex="swiss" style:font-pitch-complex="variable" style:font-size-complex="28pt"/>
    </style:style>
    <style:style style:name="P31" style:family="paragraph">
      <style:paragraph-properties fo:margin-top="0cm" fo:margin-bottom="3.81cm">
        <style:tab-stops/>
      </style:paragraph-properties>
    </style:style>
    <style:style style:name="P32" style:family="paragraph">
      <style:paragraph-properties fo:margin-top="0cm" fo:margin-bottom="3.81cm">
        <style:tab-stops/>
      </style:paragraph-properties>
      <style:text-properties fo:font-size="24pt" style:font-size-asian="24pt" style:font-size-complex="24pt"/>
    </style:style>
    <style:style style:name="P33" style:family="paragraph">
      <style:paragraph-properties style:text-autospace="none"/>
    </style:style>
    <style:style style:name="P34" style:family="paragraph">
      <style:paragraph-properties style:text-autospace="none"/>
      <style:text-properties fo:color="#000000" fo:font-family="Courier" style:font-family-generic="modern" style:font-pitch="variable" fo:font-size="18pt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35" style:family="paragraph">
      <style:paragraph-properties fo:margin-left="0cm" fo:margin-right="0cm" fo:line-height="100%" fo:text-align="center" fo:text-indent="0cm" style:writing-mode="lr-tb"/>
      <style:text-properties fo:font-size="12pt" style:font-size-asian="12pt" style:font-size-complex="12pt"/>
    </style:style>
    <style:style style:name="P36" style:family="paragraph">
      <style:paragraph-properties fo:text-align="start"/>
      <style:text-properties fo:font-family="Courier" style:font-family-generic="modern" style:font-pitch="variable" fo:font-size="14pt" style:font-size-asian="14pt" style:font-size-complex="14pt"/>
    </style:style>
    <style:style style:name="P37" style:family="paragraph">
      <style:paragraph-properties>
        <style:tab-stops/>
      </style:paragraph-properties>
      <style:text-properties fo:font-size="22pt" style:font-size-asian="22pt" style:font-size-complex="22pt"/>
    </style:style>
    <style:style style:name="P38" style:family="paragraph">
      <style:paragraph-properties fo:text-align="center"/>
      <style:text-properties fo:color="#000000" fo:font-family="Times" style:font-family-generic="roman" style:font-pitch="variable" fo:font-size="18pt" style:font-size-asian="18pt" style:font-size-complex="18pt"/>
    </style:style>
    <style:style style:name="P39" style:family="paragraph">
      <style:text-properties fo:font-family="Arial" style:font-style-name="Regular" style:font-family-generic="swiss" style:font-pitch="variable"/>
    </style:style>
    <style:style style:name="P40" style:family="paragraph">
      <style:paragraph-properties fo:text-align="center"/>
      <style:text-properties fo:color="#000000" fo:font-family="Arial" style:font-style-name="Regular" style:font-family-generic="swiss" style:font-pitch="variable" fo:font-size="18pt" fo:font-weight="normal" style:font-weight-asian="normal" style:font-weight-complex="normal"/>
    </style:style>
    <style:style style:name="P41" style:family="paragraph">
      <style:paragraph-properties fo:text-align="center"/>
      <style:text-properties fo:font-family="Arial" style:font-style-name="Regular" style:font-family-generic="swiss" style:font-pitch="variable"/>
    </style:style>
    <style:style style:name="P42" style:family="paragraph">
      <style:paragraph-properties fo:text-align="center"/>
      <style:text-properties fo:color="#000000" fo:font-family="Arial" style:font-style-name="Regular" style:font-family-generic="swiss" style:font-pitch="variable" fo:font-size="18pt" style:font-size-asian="18pt" style:font-size-complex="18pt"/>
    </style:style>
    <style:style style:name="P43" style:family="paragraph">
      <style:text-properties fo:color="#800000" fo:font-family="Arial" style:font-style-name="Regular" style:font-family-generic="swiss" style:font-pitch="variable"/>
    </style:style>
    <style:style style:name="P44" style:family="paragraph">
      <style:paragraph-properties fo:text-align="center"/>
      <style:text-properties fo:font-family="Arial" style:font-style-name="Regular" style:font-family-generic="swiss" style:font-pitch="variable" fo:font-size="18pt"/>
    </style:style>
    <style:style style:name="P45" style:family="paragraph">
      <style:paragraph-properties fo:margin-top="0cm" fo:margin-bottom="4.318cm">
        <style:tab-stops/>
      </style:paragraph-properties>
    </style:style>
    <style:style style:name="P46" style:family="paragraph">
      <style:paragraph-properties fo:margin-top="0cm" fo:margin-bottom="4.318cm">
        <style:tab-stops/>
      </style:paragraph-properties>
      <style:text-properties fo:font-size="22pt" style:font-size-asian="22pt" style:font-size-complex="22pt"/>
    </style:style>
    <style:style style:name="P47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48" style:family="paragraph">
      <style:paragraph-properties fo:text-align="center"/>
      <style:text-properties fo:color="#000000" fo:font-family="Courier" style:font-family-generic="modern" style:font-pitch="variable" fo:font-size="16pt" style:font-size-asian="16pt" style:font-size-complex="16pt"/>
    </style:style>
    <style:style style:name="P49" style:family="paragraph">
      <style:paragraph-properties fo:margin-top="0cm" fo:margin-bottom="4.191cm">
        <style:tab-stops/>
      </style:paragraph-properties>
    </style:style>
    <style:style style:name="P50" style:family="paragraph">
      <style:paragraph-properties fo:margin-top="0cm" fo:margin-bottom="4.191cm">
        <style:tab-stops/>
      </style:paragraph-properties>
      <style:text-properties fo:font-size="22pt" style:font-size-asian="22pt" style:font-size-complex="2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3" style:family="paragraph">
      <style:paragraph-properties fo:margin-top="0cm" fo:margin-bottom="0cm">
        <style:tab-stops/>
      </style:paragraph-properties>
      <style:text-properties fo:font-size="22pt" style:font-size-asian="22pt" style:font-size-complex="22pt"/>
    </style:style>
    <style:style style:name="P54" style:family="paragraph">
      <style:paragraph-properties fo:margin-left="0cm" fo:margin-right="0cm" fo:line-height="100%" fo:text-indent="0cm" style:writing-mode="lr-tb"/>
    </style:style>
    <style:style style:name="P55" style:family="paragraph">
      <style:paragraph-properties fo:text-align="center" style:writing-mode="lr-tb"/>
      <style:text-properties fo:font-size="24pt"/>
    </style:style>
    <style:style style:name="P56" style:family="paragraph">
      <style:paragraph-properties fo:margin-left="0cm" fo:margin-right="0cm" fo:line-height="100%" fo:text-align="center" fo:text-indent="0cm" style:writing-mode="lr-tb"/>
      <style:text-properties fo:font-size="24.1000003814697pt"/>
    </style:style>
    <style:style style:name="P57" style:family="paragraph">
      <style:paragraph-properties fo:margin-top="0cm" fo:margin-bottom="0cm" fo:text-align="start"/>
    </style:style>
    <style:style style:name="P58" style:family="paragraph">
      <style:paragraph-properties fo:text-align="center"/>
      <style:text-properties fo:color="#000000" fo:font-size="22pt" fo:font-style="normal" style:font-size-asian="24pt" style:font-style-asian="normal" style:font-size-complex="24pt" style:font-style-complex="normal"/>
    </style:style>
    <style:style style:name="P59" style:family="paragraph">
      <style:paragraph-properties fo:text-align="center"/>
      <style:text-properties fo:color="#000000" fo:font-size="22pt" style:font-size-asian="24pt" style:font-size-complex="24pt"/>
    </style:style>
    <style:style style:name="P60" style:family="paragraph">
      <style:paragraph-properties fo:margin-left="0cm" fo:margin-right="0cm" fo:margin-top="0.211cm" fo:margin-bottom="0cm" fo:text-indent="0cm"/>
    </style:style>
    <style:style style:name="P61" style:family="paragraph">
      <style:paragraph-properties fo:margin-left="0cm" fo:margin-right="0cm" fo:margin-top="0.211cm" fo:margin-bottom="0cm" fo:text-indent="0cm" style:writing-mode="lr-tb"/>
    </style:style>
    <style:style style:name="P62" style:family="paragraph">
      <style:paragraph-properties style:writing-mode="lr-tb"/>
      <style:text-properties fo:font-size="20pt" style:font-size-asian="24pt" style:font-size-complex="24pt"/>
    </style:style>
    <style:style style:name="P63" style:family="paragraph">
      <style:paragraph-properties fo:text-align="center" style:writing-mode="lr-tb"/>
      <style:text-properties fo:font-size="20pt" style:font-size-asian="24pt" style:font-size-complex="24pt"/>
    </style:style>
    <style:style style:name="P64" style:family="paragraph">
      <style:paragraph-properties style:writing-mode="lr-tb"/>
      <style:text-properties fo:font-size="18pt" style:font-size-asian="24pt" style:font-size-complex="24pt"/>
    </style:style>
    <style:style style:name="P65" style:family="paragraph">
      <style:text-properties fo:font-size="20pt" style:font-size-asian="24pt" style:font-size-complex="24pt"/>
    </style:style>
    <style:style style:name="P66" style:family="paragraph">
      <style:text-properties fo:font-family="Verdan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P67" style:family="paragraph">
      <style:paragraph-properties fo:text-align="center" style:text-autospace="none"/>
      <style:text-properties fo:color="#000000"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68" style:family="paragraph">
      <style:paragraph-properties fo:margin-left="0cm" fo:margin-right="0cm" fo:margin-top="0cm" fo:margin-bottom="10.566cm" fo:text-indent="0cm"/>
    </style:style>
    <style:style style:name="P69" style:family="paragraph">
      <style:paragraph-properties fo:margin-left="0cm" fo:margin-right="0cm" fo:margin-top="0cm" fo:margin-bottom="10.668cm" fo:text-indent="0cm" style:writing-mode="lr-tb"/>
      <style:text-properties fo:font-family="Verdana" style:font-family-generic="swiss" style:font-pitch="variable" fo:font-size="22pt" style:font-size-asian="22pt" style:font-size-complex="22pt"/>
    </style:style>
    <style:style style:name="P70" style:family="paragraph">
      <style:paragraph-properties fo:text-align="center" style:text-autospace="none"/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71" style:family="paragraph">
      <style:paragraph-properties fo:margin-left="0cm" fo:margin-right="0cm" fo:margin-top="0cm" fo:margin-bottom="9.55cm" fo:text-indent="0cm"/>
    </style:style>
    <style:style style:name="P72" style:family="paragraph">
      <style:paragraph-properties fo:margin-left="0cm" fo:margin-right="0cm" fo:margin-top="0cm" fo:margin-bottom="9.55cm" fo:text-indent="0cm" style:writing-mode="lr-tb"/>
      <style:text-properties fo:color="#000000" fo:font-family="Verdana" style:font-family-generic="swiss" style:font-pitch="variable" fo:font-size="24pt" style:font-size-asian="24pt" style:font-size-complex="24pt"/>
    </style:style>
    <style:style style:name="P73" style:family="paragraph">
      <style:paragraph-properties fo:margin-left="0cm" fo:margin-right="0cm" fo:margin-top="0cm" fo:margin-bottom="0cm" fo:text-indent="0cm"/>
    </style:style>
    <style:style style:name="P74" style:family="paragraph">
      <style:paragraph-properties fo:margin-left="0cm" fo:margin-right="0cm" fo:margin-top="0.211cm" fo:margin-bottom="0cm" fo:text-indent="0cm" style:writing-mode="lr-tb"/>
      <style:text-properties fo:font-size="24pt" style:font-size-asian="24pt" style:font-size-complex="24pt"/>
    </style:style>
    <style:style style:name="P75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P76" style:family="paragraph">
      <style:text-properties fo:font-size="20pt"/>
    </style:style>
    <style:style style:name="P77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8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Verdana" style:font-family-generic="swiss" style:font-pitch="variable" fo:font-size="16pt" style:font-size-asian="16pt" style:font-size-complex="16pt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Verdana" style:font-family-generic-asian="swiss" style:font-pitch-asian="variable" style:font-size-asian="14pt" style:font-style-asian="normal" style:font-weight-asian="normal" style:font-family-complex="Verdana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ourier" style:font-family-generic="modern" style:font-pitch="variable" fo:font-size="16pt" style:font-size-asian="16pt" style:font-size-complex="16pt"/>
    </style:style>
    <style:style style:name="T15" style:family="text">
      <style:text-properties fo:color="#ffffff" fo:font-family="Arial" style:font-pitch="variable" fo:font-size="16pt" style:font-size-asian="16pt" style:font-size-complex="16pt"/>
    </style:style>
    <style:style style:name="T16" style:family="text">
      <style:text-properties fo:color="#ffffff" fo:font-family="Arial" style:font-pitch="variable" fo:font-size="16pt" fo:font-style="normal" style:font-size-asian="16pt" style:font-style-asian="normal" style:font-size-complex="16pt" style:font-style-complex="normal"/>
    </style:style>
    <style:style style:name="T17" style:family="text">
      <style:text-properties fo:color="#000080" fo:font-family="Verdana" style:font-family-generic="swiss" style:font-pitch="variable" fo:font-size="18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color="#000000"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0" style:family="text">
      <style:text-properties fo:color="#000000" fo:font-family="Arial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1" style:family="text">
      <style:text-properties fo:color="#000000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family="Courier" style:font-family-generic="modern" style:font-pitch="variable"/>
    </style:style>
    <style:style style:name="T24" style:family="text">
      <style:text-properties fo:color="#000000" fo:font-family="Courier" style:font-family-generic="modern" style:font-pitch="variable" fo:font-size="14pt" fo:language="en" fo:country="US" fo:font-weight="normal" style:font-family-asian="'ＭＳ Ｐゴシック'" style:font-family-generic-asian="modern" style:font-pitch-asian="variable" style:font-size-asian="14pt" style:font-weight-asian="normal" style:font-family-complex="'ＭＳ Ｐゴシック'" style:font-family-generic-complex="modern" style:font-pitch-complex="variable" style:font-size-complex="14pt" style:font-weight-complex="normal"/>
    </style:style>
    <style:style style:name="T25" style:family="text">
      <style:text-properties fo:color="#000000" fo:font-family="Courier" style:font-family-generic="modern" style:font-pitch="variable" fo:font-size="14pt" fo:language="en" fo:country="US" fo:font-weight="normal" style:font-family-asian="Arial" style:font-family-generic-asian="swiss" style:font-pitch-asian="variable" style:font-size-asian="14pt" style:font-weight-asian="normal" style:font-family-complex="Arial" style:font-family-generic-complex="swiss" style:font-pitch-complex="variable" style:font-size-complex="14pt" style:font-weight-complex="normal"/>
    </style:style>
    <style:style style:name="T26" style:family="text">
      <style:text-properties fo:color="#000000" style:text-outline="false" style:text-line-through-style="none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ff" fo:font-family="Courier" style:font-family-generic="modern" style:font-pitch="variable" fo:font-size="14pt" fo:language="en" fo:country="US" fo:font-weight="normal" style:font-family-asian="Arial" style:font-family-generic-asian="swiss" style:font-pitch-asian="variable" style:font-size-asian="14pt" style:font-weight-asian="normal" style:font-family-complex="Arial" style:font-family-generic-complex="swiss" style:font-pitch-complex="variable" style:font-size-complex="14pt" style:font-weight-complex="normal"/>
    </style:style>
    <style:style style:name="T28" style:family="text">
      <style:text-properties fo:color="#000000" style:text-outline="false" style:text-line-through-style="none" fo:font-family="Verdana" style:font-family-generic="swiss" style:font-pitch="variable" fo:font-size="28pt" fo:font-style="normal" fo:text-shadow="none" style:text-underline-style="none" fo:font-weight="normal" style:letter-kerning="true" style:font-family-asian="Verdana" style:font-family-generic-asian="swiss" style:font-pitch-asian="variable" style:font-size-asian="28pt" style:font-style-asian="normal" style:font-weight-asian="normal" style:font-family-complex="Verdan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urier" style:font-family-generic="modern" style:font-pitch="variable" fo:font-size="18pt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30" style:family="text">
      <style:text-properties fo:color="#ffffff" fo:font-family="Arial" style:font-pitch="variable" fo:font-size="12pt" style:font-size-asian="12pt" style:font-size-complex="12pt"/>
    </style:style>
    <style:style style:name="T31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Courier" style:font-family-generic="modern" style:font-pitch="variable" fo:font-size="14pt" style:font-size-asian="14pt" style:font-size-complex="14pt"/>
    </style:style>
    <style:style style:name="T33" style:family="text">
      <style:text-properties fo:color="#000000" fo:font-family="Courier" style:font-family-generic="modern" style:font-pitch="variable" fo:font-size="14pt" style:font-size-asian="14pt" style:font-size-complex="14pt"/>
    </style:style>
    <style:style style:name="T34" style:family="text">
      <style:text-properties fo:color="#000000" fo:font-family="Arial" style:font-style-name="Regular" style:font-family-generic="swiss" style:font-pitch="variable" fo:font-size="18pt" style:font-size-asian="18pt" style:font-size-complex="18pt"/>
    </style:style>
    <style:style style:name="T35" style:family="text">
      <style:text-properties fo:color="#000000" fo:font-family="Arial" style:font-style-name="Regular" style:font-family-generic="swiss" style:font-pitch="variable" fo:font-size="18pt" fo:font-weight="normal" style:font-weight-asian="normal" style:font-weight-complex="normal"/>
    </style:style>
    <style:style style:name="T36" style:family="text">
      <style:text-properties fo:font-family="Arial" style:font-style-name="Regular" style:font-family-generic="swiss" style:font-pitch="variable" fo:font-size="16pt" style:font-size-asian="16pt" style:font-size-complex="16pt"/>
    </style:style>
    <style:style style:name="T37" style:family="text">
      <style:text-properties fo:color="#000000" fo:font-family="Arial" style:font-style-name="Regular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000000" fo:font-family="Courier" style:font-family-generic="modern" style:font-pitch="variable" fo:font-size="16pt" style:font-size-asian="16pt" style:font-size-complex="16pt"/>
    </style:style>
    <style:style style:name="T39" style:family="text">
      <style:text-properties fo:color="#000000" fo:font-family="Courier" style:font-family-generic="modern" style:font-pitch="variable" fo:font-size="16pt" fo:language="en" fo:country="US" style:font-size-asian="16pt" style:font-size-complex="16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42" style:family="text">
      <style:text-properties fo:font-family="Arial" style:font-pitch="variable" fo:font-size="18pt" fo:language="en" fo:country="US" style:font-size-asian="18pt" style:font-size-complex="18pt"/>
    </style:style>
    <style:style style:name="T43" style:family="text">
      <style:text-properties fo:font-family="Arial" style:font-pitch="variable" fo:font-size="18pt" style:font-size-asian="18pt" style:font-size-complex="18pt"/>
    </style:style>
    <style:style style:name="T44" style:family="text">
      <style:text-properties fo:color="#ffffff" fo:font-family="Arial" style:font-pitch="variable" fo:font-size="18pt" fo:language="en" fo:country="US" style:font-size-asian="18pt" style:font-size-complex="18pt"/>
    </style:style>
    <style:style style:name="T45" style:family="text">
      <style:text-properties fo:color="#000000" fo:font-family="Arial" style:font-family-generic="swiss" style:font-pitch="variable" fo:font-size="22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6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47" style:family="text">
      <style:text-properties fo:color="#000000" fo:font-family="Arial" style:font-family-generic="swiss" style:font-pitch="variable" fo:font-size="22pt" style:text-underline-style="solid" style:text-underline-width="auto" style:text-underline-color="font-color" style:font-size-asian="24pt" style:font-size-complex="24pt"/>
    </style:style>
    <style:style style:name="T48" style:family="text">
      <style:text-properties fo:color="#000000" fo:font-size="18pt" style:font-size-asian="18pt" style:font-size-complex="18pt"/>
    </style:style>
    <style:style style:name="T49" style:family="text">
      <style:text-properties fo:language="en" fo:country="US"/>
    </style:style>
    <style:style style:name="T50" style:family="text">
      <style:text-properties fo:font-family="Arial" style:font-pitch="variable" fo:font-size="16pt" fo:language="en" fo:country="US" style:font-size-asian="16pt" style:font-size-complex="16pt"/>
    </style:style>
    <style:style style:name="T51" style:family="text">
      <style:text-properties fo:color="#ffffff" fo:font-family="Arial" style:font-pitch="variable" fo:font-size="16pt" fo:language="en" fo:country="US" style:font-size-asian="16pt" style:font-size-complex="16pt"/>
    </style:style>
    <style:style style:name="T52" style:family="text">
      <style:text-properties fo:font-family="Arial" style:font-pitch="variable" fo:font-size="16pt" style:font-size-asian="16pt" style:font-size-complex="16pt"/>
    </style:style>
    <style:style style:name="T53" style:family="text">
      <style:text-properties fo:font-family="Verdan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54" style:family="text">
      <style:text-properties fo:color="#000000" fo:font-family="Courier" style:font-family-generic="modern" style:font-pitch="variable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55" style:family="text">
      <style:text-properties fo:color="#0000ff" fo:font-family="Courier" style:font-family-generic="modern" style:font-pitch="variable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56" style:family="text">
      <style:text-properties fo:font-family="Verdana" style:font-family-generic="swiss" style:font-pitch="variable" fo:font-size="22pt" fo:language="en" fo:country="US" style:font-size-asian="22pt" style:font-size-complex="22pt"/>
    </style:style>
    <style:style style:name="T57" style:family="text">
      <style:text-properties fo:color="#0000ff" fo:font-family="Verdana" style:font-family-generic="swiss" style:font-pitch="variable" fo:font-size="22pt" fo:language="en" fo:country="US" style:font-size-asian="22pt" style:font-size-complex="22pt"/>
    </style:style>
    <style:style style:name="T58" style:family="text">
      <style:text-properties fo:color="#000000" fo:font-family="Courier" style:font-family-generic="modern" style:font-pitch="variable" fo:font-size="14pt" style:text-underline-style="none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59" style:family="text">
      <style:text-properties fo:color="#0000ff" fo:font-family="Courier" style:font-family-generic="modern" style:font-pitch="variable" fo:font-size="14pt" style:text-underline-style="none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60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61" style:family="text">
      <style:text-properties fo:font-size="24pt" fo:language="en" fo:country="US" style:font-size-asian="24pt" style:font-size-complex="24pt"/>
    </style:style>
    <style:style style:name="T62" style:family="text">
      <style:text-properties fo:font-size="22pt" fo:language="en" fo:country="US" style:font-size-asian="22pt" style:font-size-complex="22pt"/>
    </style:style>
    <style:style style:name="T63" style:family="text">
      <style:text-properties fo:font-size="20pt" fo:language="en" fo:country="US" style:font-size-asian="20pt" style:font-size-complex="20pt"/>
    </style:style>
    <style:style style:name="T64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ff" style:text-outline="false" style:text-line-through-style="none" fo:font-family="Verdana" style:font-family-generic="swiss" style:font-pitch="variable" fo:font-size="24pt" fo:font-style="normal" fo:text-shadow="none" style:text-underline-style="solid" style:text-underline-width="auto" style:text-underline-color="font-color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5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5.4cm" svg:height="14.605cm" svg:x="1.27cm" svg:y="5.081cm">
          <draw:text-box>
            <text:p><text:span text:style-name="T1">Advanced Spring Concepts</text:span></text:p>
            <text:p><text:span text:style-name="T1"/></text:p>
            <text:p><text:span text:style-name="T1">Chapter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Explain the 3 Phases of the Spring Bean Lifecycle</text:span></text:p>
              </text:list-item>
              <text:list-item>
                <text:p text:style-name="P4"><text:span text:style-name="T3">Use a BeanFactoryPostProcessor and a Bean PostProcessor</text:span></text:p>
              </text:list-item>
              <text:list-item>
                <text:p text:style-name="P4"><text:span text:style-name="T3">Explain how Spring Proxies add behavior at runtime</text:span></text:p>
              </text:list-item>
              <text:list-item>
                <text:p text:style-name="P4"><text:span text:style-name="T3">Describe issues associated with injecting beans by 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7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8" draw:text-style-name="P3" draw:layer="layout" svg:width="25.4cm" svg:height="2.54cm" svg:x="1.27cm" svg:y="1.272cm" presentation:class="title" presentation:user-transformed="true">
          <draw:text-box>
            <text:p><text:span text:style-name="T5">Phases Of The Application Life Cycle</text:span><text:span text:style-name="T5"><text:line-break/></text:span><text:span text:style-name="T5"/></text:p>
          </draw:text-box>
        </draw:frame>
        <draw:frame draw:style-name="gr2" draw:layer="layout" svg:width="25.4cm" svg:height="14.605cm" svg:x="1.27cm" svg:y="5.08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Initialization</text:span></text:p>
              </table:table-cell>
              <table:table-cell>
                <text:p text:style-name="P5"><text:span text:style-name="T6">Use</text:span></text:p>
              </table:table-cell>
              <table:table-cell>
                <text:p text:style-name="P5"><text:span text:style-name="T6">Destruction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6" draw:layer="layout" svg:width="8.128cm" svg:height="13.542cm" svg:x="1.397cm" svg:y="6.097cm" presentation:class="outline" presentation:user-transformed="true">
          <draw:text-box>
            <text:list text:style-name="L2">
              <text:list-item>
                <text:p text:style-name="P4"><text:span text:style-name="T7">Prepares application for use</text:span></text:p>
              </text:list-item>
              <text:list-item>
                <text:p text:style-name="P4"><text:span text:style-name="T7">Application services</text:span></text:p>
                <text:list>
                  <text:list-item>
                    <text:p><text:span text:style-name="T8">Create components</text:span></text:p>
                  </text:list-item>
                  <text:list-item>
                    <text:p><text:span text:style-name="T8">Configure components</text:span></text:p>
                  </text:list-item>
                  <text:list-item>
                    <text:p><text:span text:style-name="T8">Assemble components</text:span></text:p>
                  </text:list-item>
                </text:list>
              </text:list-item>
              <text:list-item>
                <text:p text:style-name="P4"><text:span text:style-name="T7">May allocate system resources</text:span></text:p>
              </text:list-item>
              <text:list-item>
                <text:p text:style-name="P4"><text:span text:style-name="T7">Application is not usable until this phase is complete</text:span></text:p>
              </text:list-item>
            </text:list>
          </draw:text-box>
        </draw:frame>
        <draw:frame presentation:style-name="pr10" draw:text-style-name="P6" draw:layer="layout" svg:width="8.129cm" svg:height="13.542cm" svg:x="9.906cm" svg:y="6.097cm" presentation:class="outline" presentation:user-transformed="true">
          <draw:text-box>
            <text:list text:style-name="L2">
              <text:list-item>
                <text:p text:style-name="P4"><text:span text:style-name="T7">Used by clients</text:span></text:p>
              </text:list-item>
              <text:list-item>
                <text:p text:style-name="P4"><text:span text:style-name="T7">Application services</text:span></text:p>
                <text:list>
                  <text:list-item>
                    <text:p><text:span text:style-name="T8">Process client requests</text:span></text:p>
                  </text:list-item>
                  <text:list-item>
                    <text:p><text:span text:style-name="T8">Carry out application behaviors</text:span></text:p>
                  </text:list-item>
                </text:list>
              </text:list-item>
              <text:list-item>
                <text:p text:style-name="P4"><text:span text:style-name="T7">99.99% of the application is spent in this phase</text:span></text:p>
              </text:list-item>
            </text:list>
          </draw:text-box>
        </draw:frame>
        <draw:frame presentation:style-name="pr11" draw:text-style-name="P6" draw:layer="layout" svg:width="8.128cm" svg:height="13.542cm" svg:x="18.416cm" svg:y="6.097cm" presentation:class="outline" presentation:user-transformed="true">
          <draw:text-box>
            <text:list text:style-name="L2">
              <text:list-item>
                <text:p text:style-name="P4"><text:span text:style-name="T7">Shuts down</text:span></text:p>
              </text:list-item>
              <text:list-item>
                <text:p text:style-name="P4"><text:span text:style-name="T7">Application services</text:span></text:p>
                <text:list>
                  <text:list-item>
                    <text:p><text:span text:style-name="T8">Release any system resources eligible for garbage coll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2.225cm" svg:height="2.54cm" svg:x="1.27cm" svg:y="1.272cm" presentation:class="title" presentation:user-transformed="true">
          <draw:text-box>
            <text:p><text:span text:style-name="T5">Spring's Role As A Lifecycle Manager</text:span><text:span text:style-name="T5"><text:line-break/></text:span><text:span text:style-name="T5"/></text:p>
          </draw:text-box>
        </draw:frame>
        <draw:frame presentation:style-name="pr12" draw:text-style-name="P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Spring fits in to manage your application lifecycle</text:span></text:p>
                <text:list>
                  <text:list-item>
                    <text:p><text:span text:style-name="T9">Can play an important role in all phases</text:span></text:p>
                  </text:list-item>
                </text:list>
              </text:list-item>
              <text:list-item>
                <text:p text:style-name="P4"><text:span text:style-name="T3">Spring's role as a lifecycle manager applies to any class of application</text:span></text:p>
                <text:list>
                  <text:list-item>
                    <text:p><text:span text:style-name="T9">Standalone Java or Spring Boot application</text:span></text:p>
                  </text:list-item>
                  <text:list-item>
                    <text:p><text:span text:style-name="T9">Integration/System Test</text:span></text:p>
                  </text:list-item>
                  <text:list-item>
                    <text:p><text:span text:style-name="T9">Java EE™ (web or full profile)</text:span></text:p>
                  </text:list-item>
                  <text:list-item>
                    <text:p><text:span text:style-name="T9">As well as to all 3 dependency injection sty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Java Configur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Annotations</text:span></text:p>
                      </text:list-item>
                      <text:list-item>
                        <text:p><text:span text:style-name="T10">XM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3.174cm" svg:height="2.539cm" svg:x="23.491cm" svg:y="1.274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5">Spring In Your Application Life Cycle</text:span><text:span text:style-name="T5"><text:line-break/></text:span><text:span text:style-name="T5"/></text:p>
          </draw:text-box>
        </draw:frame>
        <draw:frame draw:style-name="gr2" draw:layer="layout" svg:width="25.4cm" svg:height="14.605cm" svg:x="1.27cm" svg:y="5.08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Initialization</text:span></text:p>
              </table:table-cell>
              <table:table-cell>
                <text:p text:style-name="P5"><text:span text:style-name="T6">Use</text:span></text:p>
              </table:table-cell>
              <table:table-cell>
                <text:p text:style-name="P5"><text:span text:style-name="T6">Destruction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3" draw:text-style-name="P6" draw:layer="layout" svg:width="8.128cm" svg:height="13.542cm" svg:x="1.397cm" svg:y="6.097cm" presentation:class="outline" presentation:user-transformed="true">
          <draw:text-box>
            <text:list text:style-name="L2">
              <text:list-item>
                <text:p text:style-name="P4"><text:span text:style-name="T7">Bean definitions are processed and stored</text:span></text:p>
              </text:list-item>
              <text:list-item>
                <text:p text:style-name="P4"><text:span text:style-name="T7">ApplicationContext is created</text:span></text:p>
              </text:list-item>
              <text:list-item>
                <text:p text:style-name="P4"><text:span text:style-name="T7">Spring Beans are created</text:span></text:p>
              </text:list-item>
              <text:list-item>
                <text:p text:style-name="P4"><text:span text:style-name="T7">Post-Construct methods are invoked</text:span></text:p>
              </text:list-item>
              <text:list-item>
                <text:p text:style-name="P4"><text:span text:style-name="T7">What else?</text:span></text:p>
              </text:list-item>
            </text:list>
          </draw:text-box>
        </draw:frame>
        <draw:frame presentation:style-name="pr14" draw:text-style-name="P6" draw:layer="layout" svg:width="8.129cm" svg:height="13.542cm" svg:x="9.906cm" svg:y="6.097cm" presentation:class="outline" presentation:user-transformed="true">
          <draw:text-box>
            <text:list text:style-name="L2">
              <text:list-item>
                <text:p text:style-name="P4"><text:span text:style-name="T7">Spring beans are used by the application</text:span></text:p>
              </text:list-item>
              <text:list-item>
                <text:p text:style-name="P4"><text:span text:style-name="T7">What else?</text:span></text:p>
              </text:list-item>
            </text:list>
          </draw:text-box>
        </draw:frame>
        <draw:frame presentation:style-name="pr15" draw:text-style-name="P6" draw:layer="layout" svg:width="8.128cm" svg:height="13.542cm" svg:x="18.416cm" svg:y="6.097cm" presentation:class="outline" presentation:user-transformed="true">
          <draw:text-box>
            <text:list text:style-name="L2">
              <text:list-item>
                <text:p text:style-name="P4"><text:span text:style-name="T7">The ApplicationContext is closed</text:span></text:p>
              </text:list-item>
              <text:list-item>
                <text:p text:style-name="P4"><text:span text:style-name="T7">Pre-Destroy methods are invoked</text:span></text:p>
                <text:list>
                  <text:list-item>
                    <text:p><text:span text:style-name="T8">Release any system resources</text:span></text:p>
                  </text:list-item>
                  <text:list-item>
                    <text:p><text:span text:style-name="T8">Beans made eligible for garbage collection</text:span></text:p>
                  </text:list-item>
                </text:list>
              </text:list-item>
              <text:list-item>
                <text:p><text:span text:style-name="T7">What els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5">But Wait ... There's More!</text:span><text:span text:style-name="T5"><text:line-break/></text:span><text:span text:style-name="T5"/></text:p>
          </draw:text-box>
        </draw:frame>
        <draw:frame presentation:style-name="pr16" draw:text-style-name="P7" draw:layer="layout" svg:width="25.4cm" svg:height="14.605cm" svg:x="1.27cm" svg:y="5.079cm" presentation:class="outline" presentation:user-transformed="true">
          <draw:text-box>
            <text:list text:style-name="L2">
              <text:list-item>
                <text:p text:style-name="P4"><text:span text:style-name="T3">Initialization</text:span></text:p>
                <text:list>
                  <text:list-item>
                    <text:p><text:span text:style-name="T9">Two additional entry-points</text:span></text:p>
                    <text:list>
                      <text:list-item>
                        <text:p><text:span text:style-name="T10">Post Process Bean Definitions</text:span></text:p>
                      </text:list-item>
                      <text:list-item>
                        <text:p><text:span text:style-name="T10">Post Process the Beans themselve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Use</text:span></text:p>
                <text:list>
                  <text:list-item>
                    <text:p><text:span text:style-name="T9">Not all Spring Beans as you requested</text:span></text:p>
                    <text:list>
                      <text:list-item>
                        <text:p><text:span text:style-name="T10">They may have been “Proxied”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Destruction</text:span></text:p>
                <text:list>
                  <text:list-item>
                    <text:p><text:span text:style-name="T9">Nothing more to 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7" draw:text-style-name="P8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3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18" draw:layer="layout" svg:width="25.4cm" svg:height="2.54cm" svg:x="1.27cm" svg:y="1.27cm" presentation:class="title" presentation:user-transformed="true">
          <draw:text-box>
            <text:p><text:span text:style-name="T11">What Happens During The Initialization Phase?</text:span></text:p>
          </draw:text-box>
        </draw:frame>
        <draw:frame presentation:style-name="pr19" draw:text-style-name="P1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9"><text:span text:style-name="T12">The initialization phase begins with the creation of an ApplicationContext</text:span></text:p>
                <text:list>
                  <text:list-item>
                    <text:p><text:span text:style-name="T13">But what exactly happens in this phase?</text:span></text:p>
                  </text:list-item>
                </text:list>
              </text:list-item>
            </text:list>
          </draw:text-box>
        </draw:frame>
        <draw:rect draw:style-name="gr4" draw:text-style-name="P11" draw:layer="layout" svg:width="25.4cm" svg:height="0.813cm" svg:x="1.27cm" svg:y="7.392cm">
          <text:p text:style-name="P5"><text:span text:style-name="T14">ApplicationContext context = SpringApplication.run(Application.class); <text:s/></text:span></text:p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1cm" presentation:class="title" presentation:user-transformed="true">
          <draw:text-box>
            <text:p><text:span text:style-name="T5">Load Bean Definitions (1 Of 2)</text:span><text:span text:style-name="T5"><text:line-break/></text:span><text:span text:style-name="T5"/></text:p>
          </draw:text-box>
        </draw:frame>
        <draw:frame presentation:style-name="pr20" draw:text-style-name="P15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13"><text:span text:style-name="T3">@Configuration classes are processed</text:span></text:p>
                <text:list>
                  <text:list-item>
                    <text:p><text:span text:style-name="T9">And/or @Components are scanned for</text:span></text:p>
                  </text:list-item>
                  <text:list-item>
                    <text:p><text:span text:style-name="T9">And/or XML files are parsed</text:span></text:p>
                  </text:list-item>
                </text:list>
              </text:list-item>
              <text:list-item>
                <text:p text:style-name="P13"><text:span text:style-name="T3">Bean definitions are added to a BeanFactory</text:span></text:p>
                <text:list>
                  <text:list-item>
                    <text:p><text:span text:style-name="T9">Each definition indexed under its id and type</text:span></text:p>
                  </text:list-item>
                </text:list>
              </text:list-item>
              <text:list-item>
                <text:p text:style-name="P13"><text:span text:style-name="T3">Special BeanFactoryPostProcessor beans are invoked</text:span></text:p>
                <text:list>
                  <text:list-item>
                    <text:p text:style-name="P14"><text:span text:style-name="T9">Which can modify the definition of any bean</text:span></text:p>
                  </text:list-item>
                </text:list>
              </text:list-item>
              <text:list-item>
                <text:p><text:span text:style-name="T3">All of this happens before any bean instances are created</text:span></text:p>
              </text:list-item>
            </text:list>
          </draw:text-box>
        </draw:frame>
        <draw:rect draw:style-name="gr5" draw:layer="layout" svg:width="25.4cm" svg:height="4.216cm" svg:x="1.27cm" svg:y="12.179cm">
          <text:p/>
        </draw:rect>
        <draw:g draw:style-name="gr6">
          <draw:custom-shape draw:name="Oval 17" draw:style-name="gr7" draw:text-style-name="P16" draw:layer="layout" svg:width="0.691cm" svg:height="0.738cm" svg:x="2.54cm" svg:y="13.3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AutoShape 4" draw:style-name="gr8" draw:text-style-name="P18" draw:layer="layout" svg:width="7.952cm" svg:height="2.131cm" svg:x="5.116cm" svg:y="12.7cm">
            <text:p text:style-name="P17"><text:span text:style-name="T15">Bean Definitions Loa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9" draw:text-style-name="P19" draw:layer="layout" svg:width="7.957cm" svg:height="2.138cm" svg:x="14.798cm" svg:y="12.701cm">
            <text:p text:style-name="P17"><text:span text:style-name="T16">Post Process</text:span></text:p>
            <text:p text:style-name="P17"><text:span text:style-name="T16">Bean Defin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layer="layout" svg:x1="13.336cm" svg:y1="13.78cm" svg:x2="14.658cm" svg:y2="13.78cm">
            <text:p/>
          </draw:line>
          <draw:frame draw:style-name="gr11" draw:text-style-name="P20" draw:layer="layout" svg:width="25.4cm" svg:height="1.021cm" svg:x="1.27cm" svg:y="15.215cm">
            <draw:text-box>
              <text:p text:style-name="P20"><text:span text:style-name="T17">Load Bean Definitions</text:span></text:p>
            </draw:text-box>
          </draw:frame>
          <draw:line draw:style-name="gr10" draw:layer="layout" svg:x1="3.553cm" svg:y1="13.781cm" svg:x2="4.875cm" svg:y2="13.781cm">
            <text:p/>
          </draw:line>
          <draw:line draw:style-name="gr10" draw:layer="layout" svg:x1="23.12cm" svg:y1="13.78cm" svg:x2="24.442cm" svg:y2="13.78cm">
            <text:p/>
          </draw:line>
          <draw:custom-shape draw:name="Oval 17" draw:style-name="gr7" draw:text-style-name="P16" draw:layer="layout" svg:width="0.691cm" svg:height="0.738cm" svg:x="24.709cm" svg:y="13.3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2cm" presentation:class="title" presentation:user-transformed="true">
          <draw:text-box>
            <text:p><text:span text:style-name="T5">Load Bean Definitions (2 Of 2)</text:span><text:span text:style-name="T5"><text:line-break/></text:span><text:span text:style-name="T5"/></text:p>
          </draw:text-box>
        </draw:frame>
        <draw:rect draw:style-name="gr12" draw:text-style-name="P5" draw:layer="layout" svg:width="25.4cm" svg:height="10.42cm" svg:x="1.27cm" svg:y="5.08cm">
          <text:p/>
        </draw:rect>
        <draw:frame draw:style-name="gr2" draw:layer="layout" svg:width="11.43cm" svg:height="4.406cm" svg:x="1.905cm" svg:y="5.588cm">
          <table:table table:template-name="bw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18">AppConfig.java</text:span></text:p>
              </table:table-cell>
            </table:table-row>
            <table:table-row table:style-name="ro4">
              <table:table-cell table:style-name="ce4">
                <text:p><text:span text:style-name="T19">@Bean </text:span></text:p>
                <text:p><text:span text:style-name="T19">public TransferService transferService()</text:span></text:p>
                <text:p><text:span text:style-name="T19"><text:s/></text:span><text:span text:style-name="T19">{ ... }</text:span></text:p>
                <text:p><text:span text:style-name="T19">@Bean </text:span></text:p>
                <text:p><text:span text:style-name="T19">public AccountRepository accountRepository()</text:span></text:p>
                <text:p><text:span text:style-name="T19"><text:s/></text:span><text:span text:style-name="T19">{ ... 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1.43cm" svg:height="2.837cm" svg:x="1.905cm" svg:y="11.937cm">
          <table:table table:template-name="bw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18">TestInfrastructureConfig.java</text:span></text:p>
              </table:table-cell>
            </table:table-row>
            <table:table-row table:style-name="ro5">
              <table:table-cell table:style-name="ce4">
                <text:p text:style-name="P21"><text:span text:style-name="T20">@Bean </text:span></text:p>
                <text:p text:style-name="P22"><text:span text:style-name="T21">public DataSource dataSource ()</text:span></text:p>
                <text:p text:style-name="P22"><text:span text:style-name="T21">{ … }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layer="layout" svg:width="11.43cm" svg:height="4.309cm" svg:x="14.531cm" svg:y="5.6cm">
          <table:table table:template-name="bw" table:use-first-row-styles="true" table:use-banding-rows-styles="true">
            <table:table-column table:style-name="co3"/>
            <table:table-row table:style-name="ro6">
              <table:table-cell table:style-name="ce3">
                <text:p text:style-name="P22"><text:span text:style-name="T18">ApplicationContext</text:span>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2" draw:layer="layout" svg:width="9.296cm" svg:height="2.837cm" svg:x="15.624cm" svg:y="6.706cm">
          <table:table table:template-name="bw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18">Bean Factory</text:span></text:p>
              </table:table-cell>
            </table:table-row>
            <table:table-row table:style-name="ro5">
              <table:table-cell table:style-name="ce4">
                <text:p text:style-name="P22"><text:span text:style-name="T19">transferService</text:span></text:p>
                <text:p text:style-name="P22"><text:span text:style-name="T19">accountRepository</text:span></text:p>
                <text:p text:style-name="P22"><text:span text:style-name="T19">dataSource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13" draw:text-style-name="P23" draw:layer="layout" svg:width="11.43cm" svg:height="2.845cm" svg:x="14.529cm" svg:y="11.938cm">
          <text:p text:style-name="P5"><text:span text:style-name="T22">BeanFactoryPostProcessor</text:span></text:p>
        </draw:rect>
        <draw:line draw:style-name="gr14" draw:text-style-name="P5" draw:layer="layout" svg:x1="13.5cm" svg:y1="8cm" svg:x2="14.5cm" svg:y2="8cm">
          <text:p/>
        </draw:line>
        <draw:line draw:style-name="gr14" draw:text-style-name="P5" draw:layer="layout" svg:x1="13.4cm" svg:y1="11.8cm" svg:x2="14.5cm" svg:y2="10cm">
          <text:p/>
        </draw:line>
        <draw:line draw:style-name="gr14" draw:text-style-name="P5" draw:layer="layout" svg:x1="20.2cm" svg:y1="10.1cm" svg:x2="20.2cm" svg:y2="11.7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cm" presentation:class="title" presentation:user-transformed="true">
          <draw:text-box>
            <text:p><text:span text:style-name="T5">BeanFactoryPostProcessor Extension Point</text:span><text:span text:style-name="T5"><text:line-break/></text:span><text:span text:style-name="T5"/></text:p>
          </draw:text-box>
        </draw:frame>
        <draw:frame presentation:style-name="pr21" draw:text-style-name="P15" draw:layer="layout" svg:width="25.397cm" svg:height="14.605cm" svg:x="1.274cm" svg:y="5.08cm" presentation:class="outline" presentation:user-transformed="true">
          <draw:text-box>
            <text:list text:style-name="L2">
              <text:list-item>
                <text:p text:style-name="P13"><text:span text:style-name="T3">A BeanFactoryPostProcessor applies transformations to bean definitions</text:span></text:p>
                <text:list>
                  <text:list-item>
                    <text:p><text:span text:style-name="T9">Before any instances of the bean are actually created</text:span></text:p>
                  </text:list-item>
                </text:list>
              </text:list-item>
              <text:list-item>
                <text:p text:style-name="P13"><text:span text:style-name="T3">Spring provides several useful implementations of this interface for</text:span></text:p>
                <text:list>
                  <text:list-item>
                    <text:p><text:span text:style-name="T9">Reading properties</text:span></text:p>
                  </text:list-item>
                  <text:list-item>
                    <text:p><text:span text:style-name="T9">Registering a custom scope</text:span></text:p>
                  </text:list-item>
                  <text:list-item>
                    <text:p><text:span text:style-name="T9">You have actually already seen one</text:span></text:p>
                    <text:list>
                      <text:list-item>
                        <text:p><text:span text:style-name="T10">More on this momentarily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3">You can write your own, though this is not common</text:span></text:p>
                <text:list>
                  <text:list-item>
                    <text:p><text:span text:style-name="T9">Just implement Spring's BeanFactoryPostProcessor interface</text:span></text:p>
                  </text:list-item>
                </text:list>
              </text:list-item>
            </text:list>
          </draw:text-box>
        </draw:frame>
        <draw:rect draw:style-name="gr4" draw:text-style-name="P25" draw:layer="layout" svg:width="25.4cm" svg:height="2.794cm" svg:x="1.27cm" svg:y="16.889cm">
          <text:p text:style-name="P24"><text:span text:style-name="T23">public interface BeanFactoryPostProcessor {</text:span></text:p>
          <text:p text:style-name="P24"><text:span text:style-name="T23"><text:s text:c="4"/></text:span><text:span text:style-name="T23">public void postProcessBeanFactory</text:span></text:p>
          <text:p text:style-name="P24"><text:span text:style-name="T23"><text:s text:c="8"/></text:span><text:span text:style-name="T23">(ConfigurableListableBeanFactory beanFactory);</text:span></text:p>
          <text:p text:style-name="P24"><text:span text:style-name="T23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2.225cm" svg:height="2.54cm" svg:x="1.27cm" svg:y="1.271cm" presentation:class="title" presentation:user-transformed="true">
          <draw:text-box>
            <text:p><text:span text:style-name="T5">Food For Thought</text:span><text:span text:style-name="T5"><text:line-break/></text:span><text:span text:style-name="T5"/></text:p>
          </draw:text-box>
        </draw:frame>
        <draw:frame presentation:style-name="pr22" draw:text-style-name="P27" draw:layer="layout" svg:width="25.397cm" svg:height="14.605cm" svg:x="1.274cm" svg:y="5.081cm" presentation:class="outline" presentation:user-transformed="true">
          <draw:text-box>
            <text:list text:style-name="L2">
              <text:list-item>
                <text:p text:style-name="P26"><text:span text:style-name="T9">Consider the following code from a previous chapter</text:span></text:p>
              </text:list-item>
              <text:list-item>
                <text:p text:style-name="P13"><text:span text:style-name="T9">Why is the value of the variable named “driver” not the literal string ${db.driver}?</text:span></text:p>
                <text:list>
                  <text:list-item>
                    <text:p><text:span text:style-name="T10">Because a BeanFactoryPostProcessor told Spring to replace the placeholder ${db.driver} with the value of a property named db.driver before any instance of this bean is created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3.174cm" svg:height="2.539cm" svg:x="23.491cm" svg:y="1.275cm">
          <draw:image xlink:href="Pictures/100002010000005A00000048E13B7D7D.png" xlink:type="simple" xlink:show="embed" xlink:actuate="onLoad">
            <text:p/>
          </draw:image>
        </draw:frame>
        <draw:rect draw:style-name="gr4" draw:text-style-name="P29" draw:layer="layout" svg:width="25.4cm" svg:height="7.696cm" svg:x="1.27cm" svg:y="6.28cm">
          <text:p text:style-name="P28"><text:span text:style-name="T24">@Configuration</text:span></text:p>
          <text:p text:style-name="P28"><text:span text:style-name="T25">public class DBConfig {</text:span></text:p>
          <text:p><text:span text:style-name="T25"><text:s text:c="3"/></text:span><text:span text:style-name="T26">@Bean </text:span><text:span text:style-name="T25">public DataSource dataSource() {</text:span></text:p>
          <text:p text:style-name="P28"><text:span text:style-name="T25"><text:s text:c="7"/></text:span><text:span text:style-name="T25">@Value("</text:span><text:span text:style-name="T27">${db.driver}</text:span><text:span text:style-name="T25">") String driver;</text:span></text:p>
          <text:p text:style-name="P28"><text:span text:style-name="T25"><text:s text:c="7"/></text:span><text:span text:style-name="T25">@Value("</text:span><text:span text:style-name="T27">${db.url}</text:span><text:span text:style-name="T25">") String url;</text:span></text:p>
          <text:p text:style-name="P28"><text:span text:style-name="T25"><text:s text:c="7"/></text:span><text:span text:style-name="T25">@Value("</text:span><text:span text:style-name="T27">${db.user}</text:span><text:span text:style-name="T25">") String user;</text:span></text:p>
          <text:p text:style-name="P28"><text:span text:style-name="T25"><text:s text:c="7"/></text:span><text:span text:style-name="T25">@Value("</text:span><text:span text:style-name="T27">${db.password}</text:span><text:span text:style-name="T25">") String pwd;</text:span></text:p>
          <text:p text:style-name="P28"><text:span text:style-name="T25"><text:s text:c="7"/></text:span><text:span text:style-name="T25">DataSource ds = new BasicDataSource();</text:span></text:p>
          <text:p text:style-name="P28"><text:span text:style-name="T25"><text:s text:c="7"/></text:span><text:span text:style-name="T25">ds.setDriverClassName(driver);</text:span></text:p>
          <text:p text:style-name="P28"><text:span text:style-name="T25"><text:s text:c="7"/></text:span><text:span text:style-name="T25">ds.setUrl(url);</text:span></text:p>
          <text:p><text:span text:style-name="T25"><text:s text:c="7"/></text:span><text:span text:style-name="T25">ds.setUser(u</text:span><text:span text:style-name="T26">ser);</text:span></text:p>
          <text:p><text:span text:style-name="T25"><text:s text:c="7"/></text:span><text:span text:style-name="T25">ds.setPassword(</text:span><text:span text:style-name="T26">pwd);</text:span></text:p>
          <text:p><text:span text:style-name="T25"><text:s text:c="7"/></text:span><text:span text:style-name="T25">return ds;</text:span></text:p>
          <text:p><text:span text:style-name="T25"><text:s text:c="4"/></text:span><text:span text:style-name="T25">}</text:span></text:p>
          <text:p><text:span text:style-name="T24">} <text:s text:c="81"/></text:span></text:p>
        </draw:rect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18" draw:text-style-name="P30" draw:layer="layout" svg:width="25.4cm" svg:height="2.54cm" svg:x="1.27cm" svg:y="1.272cm" presentation:class="title" presentation:user-transformed="true">
          <draw:text-box>
            <text:p><text:span text:style-name="T28">Declare PropertySourcesPlaceHolderConfigurer As A Static Bean</text:span></text:p>
          </draw:text-box>
        </draw:frame>
        <draw:frame presentation:style-name="pr23" draw:text-style-name="P32" draw:layer="layout" svg:width="25.397cm" svg:height="14.605cm" svg:x="1.275cm" svg:y="5.081cm" presentation:class="outline" presentation:user-transformed="true">
          <draw:text-box>
            <text:list text:style-name="L2">
              <text:list-item>
                <text:p text:style-name="P31"><text:span text:style-name="T3">Recall how, to ensure these beans were created before any other beans that might depend on them, they had to be defined as static methods</text:span></text:p>
                <text:list>
                  <text:list-item>
                    <text:p><text:span text:style-name="T9">Spring Boot sets this up for you automatically, so there is not need for this explicit bean definition in applications that use Spring Boot</text:span></text:p>
                  </text:list-item>
                </text:list>
              </text:list-item>
            </text:list>
          </draw:text-box>
        </draw:frame>
        <draw:frame draw:style-name="gr15" draw:text-style-name="P34" draw:layer="layout" svg:width="25.4cm" svg:height="3.429cm" svg:x="1.27cm" svg:y="8.309cm">
          <draw:text-box>
            <text:p text:style-name="P33"><text:span text:style-name="T29">@Bean</text:span></text:p>
            <text:p text:style-name="P33"><text:span text:style-name="T29">public static PropertySourcesPlaceholderConfigurer</text:span></text:p>
            <text:p text:style-name="P33"><text:span text:style-name="T29"><text:s text:c="4"/></text:span><text:span text:style-name="T29">propertySourcesPlaceholderConfigurer() {</text:span></text:p>
            <text:p text:style-name="P33"><text:span text:style-name="T29"><text:s text:c="9"/></text:span><text:span text:style-name="T29">return new PropertySourcesPlaceholderConfigurer();</text:span></text:p>
            <text:p text:style-name="P33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4" draw:text-style-name="P8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3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2cm" presentation:class="title" presentation:user-transformed="true">
          <draw:text-box>
            <text:p><text:span text:style-name="T5">Create Bean Instances </text:span><text:span text:style-name="T5"><text:line-break/></text:span><text:span text:style-name="T5"/></text:p>
          </draw:text-box>
        </draw:frame>
        <draw:frame presentation:style-name="pr25" draw:text-style-name="P15" draw:layer="layout" svg:width="25.398cm" svg:height="14.605cm" svg:x="1.272cm" svg:y="5.082cm" presentation:class="outline" presentation:user-transformed="true">
          <draw:text-box>
            <text:list text:style-name="L2">
              <text:list-item>
                <text:p text:style-name="P13"><text:span text:style-name="T3">Once the bean definitions have been loaded and factory post processing provided, each bean can be created in turn</text:span></text:p>
                <text:list>
                  <text:list-item>
                    <text:p><text:span text:style-name="T9">With dependencies injected</text:span></text:p>
                    <text:list>
                      <text:list-item>
                        <text:p><text:span text:style-name="T10">Via constructor, setter or field based injection</text:span></text:p>
                      </text:list-item>
                    </text:list>
                  </text:list-item>
                  <text:list-item>
                    <text:p><text:span text:style-name="T9">And optional instance initialization post processing provided</text:span></text:p>
                  </text:list-item>
                </text:list>
              </text:list-item>
            </text:list>
          </draw:text-box>
        </draw:frame>
        <draw:rect draw:style-name="gr5" draw:layer="layout" svg:width="25.4cm" svg:height="4.216cm" svg:x="1.27cm" svg:y="12.179cm">
          <text:p/>
        </draw:rect>
        <draw:g draw:style-name="gr6">
          <draw:custom-shape draw:name="Oval 17" draw:style-name="gr16" draw:text-style-name="P16" draw:layer="layout" svg:width="0.664cm" svg:height="0.736cm" svg:x="1.836cm" svg:y="13.39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AutoShape 4" draw:style-name="gr17" draw:text-style-name="P35" draw:layer="layout" svg:width="3.339cm" svg:height="2.15cm" svg:x="2.811cm" svg:y="12.699cm">
            <text:p text:style-name="P17"><text:span text:style-name="T30">Instantiate</text:span></text:p>
            <text:p text:style-name="P17"><text:span text:style-name="T30">Bea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0" draw:layer="layout" svg:width="25.4cm" svg:height="1.021cm" svg:x="1.27cm" svg:y="15.215cm">
            <draw:text-box>
              <text:p text:style-name="P20"><text:span text:style-name="T17">Instantiate And Initialize Beans</text:span></text:p>
            </draw:text-box>
          </draw:frame>
          <draw:custom-shape draw:name="AutoShape 4" draw:style-name="gr17" draw:text-style-name="P35" draw:layer="layout" svg:width="3.458cm" svg:height="2.15cm" svg:x="6.489cm" svg:y="12.717cm">
            <text:p text:style-name="P17"><text:span text:style-name="T30">Setters</text:span></text:p>
            <text:p text:style-name="P17"><text:span text:style-name="T30">Invok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19" draw:text-style-name="P35" draw:layer="layout" svg:width="3.458cm" svg:height="2.15cm" svg:x="10.289cm" svg:y="12.725cm">
            <text:p text:style-name="P17"><text:span text:style-name="T30">Instance Pre-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19" draw:text-style-name="P35" draw:layer="layout" svg:width="3.461cm" svg:height="2.15cm" svg:x="14.073cm" svg:y="12.751cm">
            <text:p text:style-name="P17"><text:span text:style-name="T30">Instance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19" draw:text-style-name="P35" draw:layer="layout" svg:width="3.458cm" svg:height="2.15cm" svg:x="17.883cm" svg:y="12.776cm">
            <text:p text:style-name="P17"><text:span text:style-name="T30">Instance Post-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20" draw:text-style-name="P35" draw:layer="layout" svg:width="3.458cm" svg:height="2.15cm" svg:x="21.693cm" svg:y="12.776cm">
            <text:p text:style-name="P17"><text:span text:style-name="T30">Ready</text:span></text:p>
            <text:p text:style-name="P17"><text:span text:style-name="T30">For U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7" draw:style-name="gr16" draw:text-style-name="P16" draw:layer="layout" svg:width="0.664cm" svg:height="0.736cm" svg:x="25.502cm" svg:y="13.3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5" draw:layer="layout" svg:x1="6.148cm" svg:y1="13.795cm" svg:x2="6.504cm" svg:y2="13.795cm">
            <text:p/>
          </draw:line>
          <draw:line draw:style-name="gr21" draw:text-style-name="P5" draw:layer="layout" svg:x1="9.948cm" svg:y1="13.795cm" svg:x2="10.304cm" svg:y2="13.795cm">
            <text:p/>
          </draw:line>
          <draw:line draw:style-name="gr21" draw:text-style-name="P5" draw:layer="layout" svg:x1="13.748cm" svg:y1="13.795cm" svg:x2="14.104cm" svg:y2="13.795cm">
            <text:p/>
          </draw:line>
          <draw:line draw:style-name="gr21" draw:text-style-name="P5" draw:layer="layout" svg:x1="17.548cm" svg:y1="13.795cm" svg:x2="17.904cm" svg:y2="13.795cm">
            <text:p/>
          </draw:line>
          <draw:line draw:style-name="gr21" draw:text-style-name="P5" draw:layer="layout" svg:x1="21.348cm" svg:y1="13.795cm" svg:x2="21.704cm" svg:y2="13.795cm">
            <text:p/>
          </draw:line>
          <draw:line draw:style-name="gr21" draw:text-style-name="P5" draw:layer="layout" svg:x1="2.448cm" svg:y1="13.795cm" svg:x2="2.804cm" svg:y2="13.795cm">
            <text:p/>
          </draw:line>
          <draw:line draw:style-name="gr21" draw:text-style-name="P5" draw:layer="layout" svg:x1="25.148cm" svg:y1="13.795cm" svg:x2="25.504cm" svg:y2="13.79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5">Bean Creation Events</text:span><text:span text:style-name="T5"><text:line-break/></text:span><text:span text:style-name="T5"/></text:p>
          </draw:text-box>
        </draw:frame>
        <draw:frame presentation:style-name="pr26" draw:text-style-name="P7" draw:layer="layout" svg:width="25.4cm" svg:height="14.605cm" svg:x="1.27cm" svg:y="5.079cm" presentation:class="outline" presentation:user-transformed="true">
          <draw:text-box>
            <text:list text:style-name="L2">
              <text:list-item>
                <text:p text:style-name="P4"><text:span text:style-name="T3">Each bean eagerly instantiated by default</text:span></text:p>
                <text:list>
                  <text:list-item>
                    <text:p><text:span text:style-name="T9">Created in right order, with dependencies injected</text:span></text:p>
                    <text:list>
                      <text:list-item>
                        <text:p><text:span text:style-name="T10">Unless marked as lazy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Next, each bean goes through a post-processing phase</text:span></text:p>
                <text:list>
                  <text:list-item>
                    <text:p><text:span text:style-name="T9">BeanPostProcessors</text:span></text:p>
                  </text:list-item>
                </text:list>
              </text:list-item>
              <text:list-item>
                <text:p text:style-name="P4"><text:span text:style-name="T3">At this point, the bean is fully initialized and ready to use</text:span></text:p>
                <text:list>
                  <text:list-item>
                    <text:p><text:span text:style-name="T9">Tracked by id until the ApplicationContext is destroyed</text:span></text:p>
                    <text:list>
                      <text:list-item>
                        <text:p><text:span text:style-name="T10">Except prototype be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3cm" presentation:class="title" presentation:user-transformed="true">
          <draw:text-box>
            <text:p><text:span text:style-name="T5">Initializer Extension Point</text:span><text:span text:style-name="T5"><text:line-break/></text:span><text:span text:style-name="T5"/></text:p>
          </draw:text-box>
        </draw:frame>
        <draw:frame presentation:style-name="pr27" draw:text-style-name="P15" draw:layer="layout" svg:width="25.397cm" svg:height="14.605cm" svg:x="1.274cm" svg:y="5.083cm" presentation:class="outline" presentation:user-transformed="true">
          <draw:text-box>
            <text:list text:style-name="L2">
              <text:list-item>
                <text:p text:style-name="P13"><text:span text:style-name="T3">A Bean Instance Initializer is a special case of something called a BeanPostProcessor</text:span></text:p>
                <text:list>
                  <text:list-item>
                    <text:p><text:span text:style-name="T9">It causes post construction initialization methods to be invoked after dependency injection has completed</text:span></text:p>
                  </text:list-item>
                </text:list>
              </text:list-item>
              <text:list-item>
                <text:p><text:span text:style-name="T3">Spring relies on several built-in Instance Initializers</text:span></text:p>
                <text:list>
                  <text:list-item>
                    <text:p><text:span text:style-name="T9">e.g. CommonAnnotationBeanPostProcessor enables the processing of annotations like @PostConstruct, @Resource at the appropriate time in the bean lifecycle</text:span></text:p>
                  </text:list-item>
                </text:list>
              </text:list-item>
            </text:list>
          </draw:text-box>
        </draw:frame>
        <draw:rect draw:style-name="gr5" draw:layer="layout" svg:width="25.4cm" svg:height="4.216cm" svg:x="1.27cm" svg:y="13.179cm">
          <text:p/>
        </draw:rect>
        <draw:g draw:style-name="gr6">
          <draw:custom-shape draw:name="Oval 17" draw:style-name="gr16" draw:text-style-name="P16" draw:layer="layout" svg:width="0.664cm" svg:height="0.736cm" svg:x="1.836cm" svg:y="14.39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8" draw:text-style-name="P20" draw:layer="layout" svg:width="25.4cm" svg:height="1.021cm" svg:x="1.27cm" svg:y="16.215cm">
            <draw:text-box>
              <text:p text:style-name="P20"><text:span text:style-name="T17">Initialize Beans</text:span></text:p>
            </draw:text-box>
          </draw:frame>
          <draw:custom-shape draw:name="AutoShape 4" draw:style-name="gr19" draw:text-style-name="P35" draw:layer="layout" svg:width="6.837cm" svg:height="2.159cm" svg:x="2.989cm" svg:y="13.725cm">
            <text:p text:style-name="P17"><text:span text:style-name="T30">Instance Pre-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22" draw:text-style-name="P35" draw:layer="layout" svg:width="6.84cm" svg:height="2.159cm" svg:x="10.468cm" svg:y="13.751cm">
            <text:p text:style-name="P17"><text:span text:style-name="T30">Instance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19" draw:text-style-name="P35" draw:layer="layout" svg:width="6.837cm" svg:height="2.159cm" svg:x="17.996cm" svg:y="13.776cm">
            <text:p text:style-name="P17"><text:span text:style-name="T30">Instance Post-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7" draw:style-name="gr16" draw:text-style-name="P16" draw:layer="layout" svg:width="0.664cm" svg:height="0.736cm" svg:x="25.502cm" svg:y="14.3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5" draw:layer="layout" svg:x1="9.785cm" svg:y1="14.799cm" svg:x2="10.505cm" svg:y2="14.799cm">
            <text:p/>
          </draw:line>
          <draw:line draw:style-name="gr21" draw:text-style-name="P5" draw:layer="layout" svg:x1="17.27cm" svg:y1="14.799cm" svg:x2="17.99cm" svg:y2="14.799cm">
            <text:p/>
          </draw:line>
          <draw:line draw:style-name="gr21" draw:text-style-name="P5" draw:layer="layout" svg:x1="2.285cm" svg:y1="14.799cm" svg:x2="3.005cm" svg:y2="14.799cm">
            <text:p/>
          </draw:line>
          <draw:line draw:style-name="gr21" draw:text-style-name="P5" draw:layer="layout" svg:x1="24.77cm" svg:y1="14.799cm" svg:x2="25.49cm" svg:y2="14.799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1cm" presentation:class="title" presentation:user-transformed="true">
          <draw:text-box>
            <text:p><text:span text:style-name="T5">BeanPostProcessor Extension Point</text:span><text:span text:style-name="T5"><text:line-break/></text:span><text:span text:style-name="T5"/></text:p>
          </draw:text-box>
        </draw:frame>
        <draw:frame presentation:style-name="pr28" draw:text-style-name="P15" draw:layer="layout" svg:width="25.397cm" svg:height="14.605cm" svg:x="1.274cm" svg:y="5.081cm" presentation:class="outline" presentation:user-transformed="true">
          <draw:text-box>
            <text:list text:style-name="L2">
              <text:list-item>
                <text:p text:style-name="P13"><text:span text:style-name="T9">A BeanPostProcessor applies transformations to bean instances</text:span></text:p>
                <text:list>
                  <text:list-item>
                    <text:p><text:span text:style-name="T10">After instances of the bean have been created</text:span></text:p>
                  </text:list-item>
                  <text:list-item>
                    <text:p><text:span text:style-name="T10">After dependencies have been injected</text:span></text:p>
                  </text:list-item>
                  <text:list-item>
                    <text:p><text:span text:style-name="T10">Before and/or after initializers have been invoked</text:span></text:p>
                    <text:list>
                      <text:list-item>
                        <text:p><text:span text:style-name="T31">Be careful if invoking pre-initialization BeanPostProcessors, because the bean is not fully setup at this point in the lifecycle</text:span></text:p>
                      </text:list-item>
                    </text:list>
                  </text:list-item>
                  <text:list-item>
                    <text:p><text:span text:style-name="T10">This, in contrast with a BeanFactoryPostProcessor which applies transformations to bean definitions, not the instances themselves</text:span></text:p>
                  </text:list-item>
                </text:list>
              </text:list-item>
              <text:list-item>
                <text:p text:style-name="P13"><text:span text:style-name="T3">BeanPostProcessors can modify bean instances in any way</text:span></text:p>
              </text:list-item>
            </text:list>
          </draw:text-box>
        </draw:frame>
        <draw:rect draw:style-name="gr5" draw:layer="layout" svg:width="25.4cm" svg:height="4.216cm" svg:x="1.27cm" svg:y="14.979cm">
          <text:p/>
        </draw:rect>
        <draw:g draw:style-name="gr6">
          <draw:custom-shape draw:name="Oval 17" draw:style-name="gr16" draw:text-style-name="P16" draw:layer="layout" svg:width="0.664cm" svg:height="0.736cm" svg:x="1.836cm" svg:y="16.19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8" draw:text-style-name="P20" draw:layer="layout" svg:width="25.4cm" svg:height="1.021cm" svg:x="1.27cm" svg:y="18.015cm">
            <draw:text-box>
              <text:p text:style-name="P20"><text:span text:style-name="T17">Initialize Beans</text:span></text:p>
            </draw:text-box>
          </draw:frame>
          <draw:custom-shape draw:name="AutoShape 4" draw:style-name="gr19" draw:text-style-name="P35" draw:layer="layout" svg:width="6.837cm" svg:height="2.159cm" svg:x="2.989cm" svg:y="15.525cm">
            <text:p text:style-name="P17"><text:span text:style-name="T30">Instance Pre-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19" draw:text-style-name="P35" draw:layer="layout" svg:width="6.84cm" svg:height="2.159cm" svg:x="10.468cm" svg:y="15.551cm">
            <text:p text:style-name="P17"><text:span text:style-name="T30">Instance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19" draw:text-style-name="P35" draw:layer="layout" svg:width="6.837cm" svg:height="2.159cm" svg:x="17.996cm" svg:y="15.576cm">
            <text:p text:style-name="P17"><text:span text:style-name="T30">Instance Post-</text:span></text:p>
            <text:p text:style-name="P17"><text:span text:style-name="T30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7" draw:style-name="gr16" draw:text-style-name="P16" draw:layer="layout" svg:width="0.664cm" svg:height="0.736cm" svg:x="25.502cm" svg:y="16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5" draw:layer="layout" svg:x1="9.785cm" svg:y1="16.599cm" svg:x2="10.505cm" svg:y2="16.599cm">
            <text:p/>
          </draw:line>
          <draw:line draw:style-name="gr21" draw:text-style-name="P5" draw:layer="layout" svg:x1="17.27cm" svg:y1="16.599cm" svg:x2="17.99cm" svg:y2="16.599cm">
            <text:p/>
          </draw:line>
          <draw:line draw:style-name="gr21" draw:text-style-name="P5" draw:layer="layout" svg:x1="2.285cm" svg:y1="16.599cm" svg:x2="3.005cm" svg:y2="16.599cm">
            <text:p/>
          </draw:line>
          <draw:line draw:style-name="gr21" draw:text-style-name="P5" draw:layer="layout" svg:x1="24.77cm" svg:y1="16.599cm" svg:x2="25.49cm" svg:y2="16.599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2cm" presentation:class="title" presentation:user-transformed="true">
          <draw:text-box>
            <text:p><text:span text:style-name="T5">BeanPostProcessor Interface</text:span><text:span text:style-name="T5"><text:line-break/></text:span><text:span text:style-name="T5"/></text:p>
          </draw:text-box>
        </draw:frame>
        <draw:frame presentation:style-name="pr29" draw:text-style-name="P15" draw:layer="layout" svg:width="25.397cm" svg:height="14.605cm" svg:x="1.274cm" svg:y="5.082cm" presentation:class="outline" presentation:user-transformed="true">
          <draw:text-box>
            <text:list text:style-name="L2">
              <text:list-item>
                <text:p text:style-name="P13"><text:span text:style-name="T3">As was true for a BeanFactoryPostProcessor, Spring provides several useful implementations of this interface for</text:span></text:p>
                <text:list>
                  <text:list-item>
                    <text:p><text:span text:style-name="T9">Implementing particular annotations</text:span></text:p>
                  </text:list-item>
                  <text:list-item>
                    <text:p><text:span text:style-name="T9">Wrapping a finished component in a proxy for use with Spring AOP</text:span></text:p>
                  </text:list-item>
                </text:list>
              </text:list-item>
              <text:list-item>
                <text:p text:style-name="P13"><text:span text:style-name="T3">You can write your own, though this is not common</text:span></text:p>
                <text:list>
                  <text:list-item>
                    <text:p><text:span text:style-name="T9">Just implement Spring's BeanPostProcessor interface</text:span></text:p>
                  </text:list-item>
                </text:list>
              </text:list-item>
            </text:list>
          </draw:text-box>
        </draw:frame>
        <draw:rect draw:style-name="gr4" draw:text-style-name="P36" draw:layer="layout" svg:width="25.4cm" svg:height="3.226cm" svg:x="1.27cm" svg:y="13.21cm">
          <text:p text:style-name="P24"><text:span text:style-name="T32"/></text:p>
          <text:p text:style-name="P24"><text:span text:style-name="T32">public interface BeanPostProcessor {</text:span></text:p>
          <text:p text:style-name="P24"><text:span text:style-name="T32"><text:s text:c="4"/></text:span><text:span text:style-name="T32">public Object postProcessAfterInitialization(Object bean, String beanName);</text:span></text:p>
          <text:p text:style-name="P24"><text:span text:style-name="T32"><text:s text:c="4"/></text:span><text:span text:style-name="T32">public Object postProcessBeforeInitialization(Object bean,String beanName);</text:span></text:p>
          <text:p text:style-name="P24"><text:span text:style-name="T32">}</text:span></text:p>
          <text:p text:style-name="P24"><text:span text:style-name="T32"><text:s text:c="82"/></text:span></text:p>
        </draw:rect>
        <draw:rect draw:style-name="gr13" draw:text-style-name="P23" draw:layer="layout" svg:width="5.004cm" svg:height="0.813cm" svg:x="21.438cm" svg:y="13.411cm">
          <text:p text:style-name="P5"><text:span text:style-name="T22">Before processing</text:span></text:p>
        </draw:rect>
        <draw:rect draw:style-name="gr13" draw:text-style-name="P23" draw:layer="layout" svg:width="5.004cm" svg:height="0.813cm" svg:x="21.438cm" svg:y="15.412cm">
          <text:p text:style-name="P5"><text:span text:style-name="T22">After processing</text:span></text:p>
        </draw:rect>
        <draw:line draw:style-name="gr14" draw:text-style-name="P5" draw:layer="layout" svg:x1="21.456cm" svg:y1="13.792cm" svg:x2="19.456cm" svg:y2="14.292cm">
          <text:p/>
        </draw:line>
        <draw:line draw:style-name="gr14" draw:text-style-name="P5" draw:layer="layout" svg:x1="21.456cm" svg:y1="13.81cm" svg:x2="19.5cm" svg:y2="14.953cm">
          <text:p/>
        </draw:line>
        <draw:line draw:style-name="gr14" draw:text-style-name="P5" draw:layer="layout" svg:x1="21.427cm" svg:y1="15.77cm" svg:x2="7cm" svg:y2="14.5cm">
          <text:p/>
        </draw:line>
        <draw:line draw:style-name="gr14" draw:text-style-name="P5" draw:layer="layout" svg:x1="21.435cm" svg:y1="15.746cm" svg:x2="7cm" svg:y2="15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3cm" presentation:class="title" presentation:user-transformed="true">
          <draw:text-box>
            <text:p><text:span text:style-name="T5">BeanPostProcessor Example</text:span><text:span text:style-name="T5"><text:line-break/></text:span><text:span text:style-name="T5"/></text:p>
          </draw:text-box>
        </draw:frame>
        <draw:frame presentation:style-name="pr30" draw:text-style-name="P15" draw:layer="layout" svg:width="25.397cm" svg:height="14.605cm" svg:x="1.274cm" svg:y="5.083cm" presentation:class="outline" presentation:user-transformed="true">
          <draw:text-box>
            <text:list text:style-name="L2">
              <text:list-item>
                <text:p text:style-name="P13"><text:span text:style-name="T3">By default, Spring logs at the DEBUG log level, which generates copious output</text:span></text:p>
              </text:list-item>
              <text:list-item>
                <text:p text:style-name="P13"><text:span text:style-name="T3">One way to make a particular log message stand out, is to log it at a level other than DEBUG</text:span></text:p>
              </text:list-item>
              <text:list-item>
                <text:p text:style-name="P13"><text:span text:style-name="T3">One way to do this is using a custom BeanPostProcessor</text:span></text:p>
              </text:list-item>
            </text:list>
          </draw:text-box>
        </draw:frame>
        <draw:rect draw:style-name="gr4" draw:text-style-name="P36" draw:layer="layout" svg:width="25.4cm" svg:height="5.207cm" svg:x="1.27cm" svg:y="10.511cm">
          <text:p text:style-name="P24"><text:span text:style-name="T32">public class LoggingBeanPostProcessor </text:span><text:span text:style-name="T33">implements</text:span><text:span text:style-name="T32"> BeanPostProcessor {</text:span></text:p>
          <text:p text:style-name="P24"><text:span text:style-name="T32"><text:s text:c="4"/></text:span><text:span text:style-name="T32">Logger logger = Logger.getLogger(LoggingBeanPostProcessor.class);</text:span></text:p>
          <text:p text:style-name="P24"><text:span text:style-name="T32"><text:s text:c="4"/></text:span><text:span text:style-name="T32">public Object postProcessBeforeInitialization(Object bean, String beanName) {</text:span></text:p>
          <text:p text:style-name="P24"><text:span text:style-name="T32"><text:s text:c="8"/></text:span><text:span text:style-name="T32">return bean; <text:s text:c="3"/>// Remember to return your bean or you'll lose it!</text:span></text:p>
          <text:p text:style-name="P24"><text:span text:style-name="T32"><text:s text:c="4"/></text:span><text:span text:style-name="T32">}</text:span></text:p>
          <text:p text:style-name="P24"><text:span text:style-name="T32"><text:s text:c="4"/></text:span><text:span text:style-name="T32">public Object postProcessAfterInitialization(Object bean,String beanName) {</text:span></text:p>
          <text:p text:style-name="P24"><text:span text:style-name="T32"><text:s text:c="8"/></text:span><text:span text:style-name="T32">logger.info(bean + ": " + bean.getClass());</text:span></text:p>
          <text:p text:style-name="P24"><text:span text:style-name="T32"><text:s text:c="8"/></text:span><text:span text:style-name="T32">return bean; <text:s text:c="3"/>// Remember to return your bean or you'll lose it!</text:span></text:p>
          <text:p text:style-name="P24"><text:span text:style-name="T32"><text:s text:c="4"/></text:span><text:span text:style-name="T32">}</text:span></text:p>
          <text:p text:style-name="P24"><text:span text:style-name="T32">} <text:s text:c="81"/></text:span></text:p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1" draw:text-style-name="P37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12">Spring's configuration lifecycle is consistent across initialization styles</text:span></text:p>
              </text:list-item>
            </text:list>
          </draw:text-box>
        </draw:frame>
        <draw:frame draw:style-name="gr23" draw:layer="layout" svg:width="25.392cm" svg:height="1.211cm" svg:x="1.27cm" svg:y="7.387cm">
          <draw:text-box>
            <text:p/>
          </draw:text-box>
        </draw:frame>
        <draw:rect draw:style-name="gr24" draw:text-style-name="P5" draw:layer="layout" svg:width="25.392cm" svg:height="12.235cm" svg:x="1.27cm" svg:y="7.387cm">
          <text:p/>
        </draw:rect>
        <draw:frame draw:style-name="gr25" draw:text-style-name="P38" draw:layer="layout" svg:width="5.109cm" svg:height="1.708cm" svg:x="9.459cm" svg:y="7.342cm">
          <draw:text-box>
            <text:p text:style-name="P5"><text:span text:style-name="T34">BeanFactory</text:span></text:p>
            <text:p text:style-name="P5"><text:span text:style-name="T34">PostProcessor</text:span></text:p>
          </draw:text-box>
        </draw:frame>
        <draw:ellipse draw:style-name="gr26" draw:text-style-name="P39" draw:layer="layout" svg:width="0.385cm" svg:height="0.419cm" svg:x="25.252cm" svg:y="11.02cm">
          <text:p/>
        </draw:ellipse>
        <draw:frame draw:style-name="gr27" draw:text-style-name="P40" draw:layer="layout" svg:width="2.379cm" svg:height="2.071cm" svg:x="1.821cm" svg:y="10.242cm">
          <draw:text-box>
            <text:p text:style-name="P5"><text:span text:style-name="T35">XML</text:span></text:p>
            <text:p text:style-name="P5"><text:span text:style-name="T35">Config</text:span></text:p>
          </draw:text-box>
        </draw:frame>
        <draw:custom-shape draw:style-name="gr28" draw:text-style-name="P41" draw:layer="layout" svg:width="0.635cm" svg:height="3.61cm" draw:transform="rotate (-1.57079632679579) translate (9.914cm 8.9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41" draw:layer="layout" svg:width="0.913cm" svg:height="10.042cm" draw:transform="rotate (-1.57079632679579) translate (23.207cm 8.864cm)">
          <text:p/>
          <draw:enhanced-geometry svg:viewBox="0 0 21600 21600" draw:glue-points="21600 0 0 10800 21600 21600" draw:text-areas="13800 ?f9 21600 ?f10" draw:type="left-brace" draw:modifiers="371.0504083356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42" draw:layer="layout" svg:width="5.085cm" svg:height="1.708cm" svg:x="21.585cm" svg:y="7.328cm">
          <draw:text-box>
            <text:p text:style-name="P5"><text:span text:style-name="T34">Bean</text:span></text:p>
            <text:p text:style-name="P5"><text:span text:style-name="T34">PostProcessor</text:span></text:p>
          </draw:text-box>
        </draw:frame>
        <draw:line draw:style-name="gr29" draw:layer="layout" svg:x1="11.868cm" svg:y1="9.113cm" svg:x2="11.868cm" svg:y2="19.298cm">
          <text:p/>
        </draw:line>
        <draw:line draw:style-name="gr30" draw:text-style-name="P39" draw:layer="layout" svg:x1="5.118cm" svg:y1="11.172cm" svg:x2="25.277cm" svg:y2="11.216cm">
          <text:p/>
        </draw:line>
        <draw:ellipse draw:style-name="gr31" draw:text-style-name="P43" draw:layer="layout" svg:width="0.385cm" svg:height="0.419cm" svg:x="4.756cm" svg:y="10.919cm">
          <text:p/>
        </draw:ellipse>
        <draw:line draw:style-name="gr29" draw:text-style-name="P39" draw:layer="layout" svg:x1="24.307cm" svg:y1="9.113cm" svg:x2="24.307cm" svg:y2="19.174cm">
          <text:p/>
        </draw:line>
        <draw:ellipse draw:style-name="gr26" draw:text-style-name="P39" draw:layer="layout" svg:width="0.385cm" svg:height="0.418cm" svg:x="25.252cm" svg:y="14.796cm">
          <text:p/>
        </draw:ellipse>
        <draw:line draw:style-name="gr30" draw:text-style-name="P39" draw:layer="layout" svg:x1="5.118cm" svg:y1="14.904cm" svg:x2="25.277cm" svg:y2="14.948cm">
          <text:p/>
        </draw:line>
        <draw:ellipse draw:style-name="gr31" draw:text-style-name="P43" draw:layer="layout" svg:width="0.385cm" svg:height="0.418cm" svg:x="4.756cm" svg:y="14.695cm">
          <text:p/>
        </draw:ellipse>
        <draw:custom-shape draw:style-name="gr32" draw:text-style-name="P44" draw:layer="layout" svg:width="3.831cm" svg:height="2.034cm" svg:x="6.347cm" svg:y="13.98cm">
          <text:p text:style-name="P5"><text:span text:style-name="T36">Component</text:span></text:p>
          <text:p text:style-name="P5"><text:span text:style-name="T36">Sc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4" draw:layer="layout" svg:width="4.56cm" svg:height="2.29cm" svg:x="12.99cm" svg:y="13.892cm">
          <text:p text:style-name="P5"><text:span text:style-name="T36">Instantiation &amp;</text:span></text:p>
          <text:p text:style-name="P5"><text:span text:style-name="T36">@Autowired </text:span></text:p>
          <text:p text:style-name="P5"><text:span text:style-name="T36">on Cons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4" draw:layer="layout" svg:width="4.853cm" svg:height="2.29cm" svg:x="18.504cm" svg:y="13.892cm">
          <text:p text:style-name="P5"><text:span text:style-name="T36">Injection of </text:span></text:p>
          <text:p text:style-name="P5"><text:span text:style-name="T36">@Autowired </text:span></text:p>
          <text:p text:style-name="P5"><text:span text:style-name="T36">Methods &amp;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6" draw:text-style-name="P39" draw:layer="layout" svg:width="0.385cm" svg:height="0.419cm" svg:x="25.252cm" svg:y="11.021cm">
          <text:p/>
        </draw:ellipse>
        <draw:ellipse draw:style-name="gr31" draw:text-style-name="P43" draw:layer="layout" svg:width="0.385cm" svg:height="0.419cm" svg:x="4.756cm" svg:y="10.92cm">
          <text:p/>
        </draw:ellipse>
        <draw:line draw:style-name="gr30" draw:text-style-name="P39" draw:layer="layout" svg:x1="5.118cm" svg:y1="11.173cm" svg:x2="25.277cm" svg:y2="11.217cm">
          <text:p/>
        </draw:line>
        <draw:custom-shape draw:style-name="gr32" draw:text-style-name="P44" draw:layer="layout" svg:width="3.519cm" svg:height="2.035cm" svg:x="6.346cm" svg:y="10.118cm">
          <text:p text:style-name="P5"><text:span text:style-name="T36">Load XML</text:span></text:p>
          <text:p text:style-name="P5"><text:span text:style-name="T36">Defin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4" draw:layer="layout" svg:width="4.874cm" svg:height="2.035cm" svg:x="12.99cm" svg:y="10.218cm">
          <text:p text:style-name="P5"><text:span text:style-name="T36">Instantiation &amp;</text:span></text:p>
          <text:p text:style-name="P5"><text:span text:style-name="T36"><text:s/></text:span><text:span text:style-name="T36">Constr. Inj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4" draw:layer="layout" svg:width="4.27cm" svg:height="2.036cm" svg:x="19.087cm" svg:y="10.246cm">
          <text:p text:style-name="P5"><text:span text:style-name="T36">Property </text:span></text:p>
          <text:p text:style-name="P5"><text:span text:style-name="T36">Inj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40" draw:layer="layout" svg:width="2.379cm" svg:height="1.708cm" svg:x="1.715cm" svg:y="17.231cm">
          <draw:text-box>
            <text:p text:style-name="P5"><text:span text:style-name="T37">Java</text:span></text:p>
            <text:p text:style-name="P5"><text:span text:style-name="T37">Config</text:span></text:p>
          </draw:text-box>
        </draw:frame>
        <draw:ellipse draw:style-name="gr26" draw:text-style-name="P39" draw:layer="layout" svg:width="0.385cm" svg:height="0.418cm" svg:x="25.252cm" svg:y="17.857cm">
          <text:p/>
        </draw:ellipse>
        <draw:line draw:style-name="gr30" draw:text-style-name="P39" draw:layer="layout" svg:x1="5.118cm" svg:y1="17.966cm" svg:x2="25.277cm" svg:y2="18.01cm">
          <text:p/>
        </draw:line>
        <draw:ellipse draw:style-name="gr31" draw:text-style-name="P43" draw:layer="layout" svg:width="0.385cm" svg:height="0.419cm" svg:x="4.756cm" svg:y="17.756cm">
          <text:p/>
        </draw:ellipse>
        <draw:custom-shape draw:style-name="gr32" draw:text-style-name="P44" draw:layer="layout" svg:width="3.831cm" svg:height="2.408cm" svg:x="6.347cm" svg:y="16.778cm">
          <text:p text:style-name="P5"><text:span text:style-name="T36">Read @Bean </text:span></text:p>
          <text:p text:style-name="P5"><text:span text:style-name="T36">Method </text:span></text:p>
          <text:p text:style-name="P5"><text:span text:style-name="T36">Sign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4" draw:layer="layout" svg:width="10.47cm" svg:height="1.788cm" svg:x="13.09cm" svg:y="17.129cm">
          <text:p text:style-name="P5"><text:span text:style-name="T36">Call @Bean Method Implemen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0" draw:layer="layout" svg:width="3.597cm" svg:height="2.07cm" svg:x="1.314cm" svg:y="14.02cm">
          <draw:text-box>
            <text:p text:style-name="P5"><text:span text:style-name="T35">Annotation</text:span></text:p>
            <text:p text:style-name="P5"><text:span text:style-name="T35">Config</text:span></text:p>
          </draw:text-box>
        </draw:frame>
        <draw:frame draw:style-name="gr25" draw:text-style-name="P38" draw:layer="layout" svg:width="3.988cm" svg:height="1.708cm" svg:x="6.002cm" svg:y="7.342cm">
          <draw:text-box>
            <text:p text:style-name="P5"><text:span text:style-name="T34">Bean</text:span></text:p>
            <text:p text:style-name="P5"><text:span text:style-name="T34">Detection</text:span></text:p>
          </draw:text-box>
        </draw:frame>
        <draw:frame draw:style-name="gr25" draw:text-style-name="P38" draw:layer="layout" svg:width="6.939cm" svg:height="1.708cm" svg:x="14.78cm" svg:y="7.337cm">
          <draw:text-box>
            <text:p text:style-name="P5"><text:span text:style-name="T34">Bean Instantiation / Dependency Injection</text:span></text:p>
          </draw:text-box>
        </draw:frame>
        <draw:frame presentation:style-name="pr18" draw:text-style-name="P12" draw:layer="layout" svg:width="25.4cm" svg:height="2.54cm" svg:x="1.27cm" svg:y="1.273cm" presentation:class="title" presentation:user-transformed="true">
          <draw:text-box>
            <text:p><text:span text:style-name="T5">Configuration Lifecycle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4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2" draw:text-style-name="P8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3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office:forms form:automatic-focus="false" form:apply-design-mode="false"/>
        <draw:frame presentation:style-name="pr18" draw:layer="layout" svg:width="25.4cm" svg:height="2.54cm" svg:x="1.27cm" svg:y="1.27cm" presentation:class="title" presentation:user-transformed="true">
          <draw:text-box>
            <text:p><text:span text:style-name="T11">What Happens During The Use Phase?</text:span><text:span text:style-name="T11"><text:line-break/></text:span><text:span text:style-name="T11"/></text:p>
          </draw:text-box>
        </draw:frame>
        <draw:frame presentation:style-name="pr33" draw:text-style-name="P46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5"><text:span text:style-name="T12">When you acquire a bean from the ApplicationContext and invoke methods on it, you enter the use phase of the application</text:span></text:p>
                <text:list>
                  <text:list-item>
                    <text:p><text:span text:style-name="T13">But what exactly happens in this phase?</text:span></text:p>
                  </text:list-item>
                </text:list>
              </text:list-item>
            </text:list>
          </draw:text-box>
        </draw:frame>
        <draw:rect draw:style-name="gr4" draw:text-style-name="P48" draw:layer="layout" svg:width="25.4cm" svg:height="3.937cm" svg:x="1.27cm" svg:y="8.392cm">
          <text:p text:style-name="P5"><text:span text:style-name="T38">ApplicationContext context = SpringApplication.run(Application.class); <text:s/></text:span></text:p>
          <text:p text:style-name="P47"><text:span text:style-name="T39">// Lookup the entry point into the application</text:span></text:p>
          <text:p text:style-name="P47"><text:span text:style-name="T39">TransferService service = </text:span></text:p>
          <text:p text:style-name="P47"><text:span text:style-name="T39"><text:s text:c="4"/></text:span><text:span text:style-name="T39">(TransferService) context.getBean("transferService");</text:span></text:p>
          <text:p text:style-name="P47"><text:span text:style-name="T39">// Use it!</text:span></text:p>
          <text:p text:style-name="P47"><text:span text:style-name="T39">service.transfer(new MonetaryAmount("50.00"), "1", "2");</text:span></text:p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office:forms form:automatic-focus="false" form:apply-design-mode="false"/>
        <draw:frame presentation:style-name="pr34" draw:layer="layout" svg:width="25.4cm" svg:height="2.54cm" svg:x="1.27cm" svg:y="1.27cm" presentation:class="title" presentation:user-transformed="true">
          <draw:text-box>
            <text:p><text:span text:style-name="T11">Inside The Bean Use Lifecycle</text:span><text:span text:style-name="T11"><text:line-break/></text:span><text:span text:style-name="T11"/></text:p>
          </draw:text-box>
        </draw:frame>
        <draw:frame presentation:style-name="pr35" draw:text-style-name="P5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9"><text:span text:style-name="T12">If you are not using AOP, nothing special happens</text:span></text:p>
              </text:list-item>
              <text:list-item>
                <text:p text:style-name="P4"><text:span text:style-name="T12">If you are using AOP, your bean is wrapped in a proxy (created by a BeanPostProcessor) which intercepts external calls to the bean, providing pre/post processing application logic transparently</text:span></text:p>
              </text:list-item>
            </text:list>
          </draw:text-box>
        </draw:frame>
        <draw:rect draw:style-name="gr38" draw:text-style-name="P5" draw:layer="layout" svg:width="25.4cm" svg:height="3.81cm" svg:x="1.27cm" svg:y="6.42cm">
          <text:p/>
        </draw:rect>
        <draw:rect draw:style-name="gr39" draw:text-style-name="P51" draw:layer="layout" svg:width="6.564cm" svg:height="2.543cm" svg:x="2.82cm" svg:y="7.044cm">
          <text:p text:style-name="P5"><text:span text:style-name="T40">Client</text:span></text:p>
        </draw:rect>
        <draw:rect draw:style-name="gr39" draw:text-style-name="P5" draw:layer="layout" svg:width="6.625cm" svg:height="2.543cm" svg:x="18.641cm" svg:y="7.001cm">
          <text:p text:style-name="P5">TransferServiceImpl</text:p>
        </draw:rect>
        <draw:frame draw:style-name="gr40" draw:layer="layout" svg:width="6.579cm" svg:height="0.962cm" svg:x="10.808cm" svg:y="7.276cm">
          <draw:text-box>
            <text:p>transfer(“50”, “1”, “2”)</text:p>
          </draw:text-box>
        </draw:frame>
        <draw:line draw:style-name="gr10" draw:text-style-name="P5" draw:layer="layout" svg:x1="9.384cm" svg:y1="8.282cm" svg:x2="18.634cm" svg:y2="8.282cm">
          <text:p/>
        </draw:line>
        <draw:rect draw:style-name="gr38" draw:text-style-name="P5" draw:layer="layout" svg:width="25.4cm" svg:height="3.81cm" svg:x="1.27cm" svg:y="14.825cm">
          <text:p/>
        </draw:rect>
        <draw:rect draw:style-name="gr39" draw:text-style-name="P5" draw:layer="layout" svg:width="6.564cm" svg:height="2.543cm" svg:x="2.82cm" svg:y="15.449cm">
          <text:p text:style-name="P5">Client</text:p>
        </draw:rect>
        <draw:rect draw:style-name="gr39" draw:text-style-name="P5" draw:layer="layout" svg:width="6.625cm" svg:height="2.543cm" svg:x="18.641cm" svg:y="15.406cm">
          <text:p text:style-name="P5">Spring Proxy</text:p>
          <text:p text:style-name="P5"/>
          <text:p text:style-name="P5"/>
        </draw:rect>
        <draw:frame draw:style-name="gr40" draw:layer="layout" svg:width="6.579cm" svg:height="0.962cm" svg:x="10.808cm" svg:y="15.682cm">
          <draw:text-box>
            <text:p>transfer(“50”, “1”, “2”)</text:p>
          </draw:text-box>
        </draw:frame>
        <draw:line draw:style-name="gr10" draw:text-style-name="P5" draw:layer="layout" svg:x1="9.384cm" svg:y1="16.688cm" svg:x2="18.634cm" svg:y2="16.688cm">
          <text:p/>
        </draw:line>
        <draw:rect draw:style-name="gr4" draw:text-style-name="P52" draw:layer="layout" svg:width="6.103cm" svg:height="1.271cm" svg:x="18.893cm" svg:y="16.444cm">
          <text:p text:style-name="P5"><text:span text:style-name="T41">TransferServiceImpl</text:span></text:p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1cm" presentation:class="title" presentation:user-transformed="true">
          <draw:text-box>
            <text:p><text:span text:style-name="T11">The Power Of Proxies</text:span><text:span text:style-name="T11"><text:line-break/></text:span><text:span text:style-name="T11"/></text:p>
          </draw:text-box>
        </draw:frame>
        <draw:frame presentation:style-name="pr37" draw:text-style-name="P53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13"><text:span text:style-name="T12">A BeanPostProcessor may wrap your bean in a dynamic proxy</text:span></text:p>
                <text:list>
                  <text:list-item>
                    <text:p><text:span text:style-name="T13">That proxy adds behavior to your bean transparently</text:span></text:p>
                  </text:list-item>
                </text:list>
              </text:list-item>
            </text:list>
          </draw:text-box>
        </draw:frame>
        <draw:rect draw:style-name="gr12" draw:text-style-name="P5" draw:layer="layout" svg:width="25.4cm" svg:height="11.278cm" svg:x="1.27cm" svg:y="8.401cm">
          <text:p/>
        </draw:rect>
        <draw:custom-shape draw:name="AutoShape 25" draw:style-name="gr41" draw:text-style-name="P16" draw:layer="layout" svg:width="16.907cm" svg:height="3.448cm" svg:x="9.128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4" draw:style-name="gr6">
          <draw:custom-shape draw:name="Rectangle 5" draw:style-name="gr42" draw:text-style-name="P16" draw:layer="layout" svg:width="6.809cm" svg:height="1.817cm" svg:x="18.13cm" svg:y="13.62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7" draw:layer="layout" svg:width="6.809cm" svg:height="0.972cm" svg:x="18.13cm" svg:y="14.118cm">
            <text:p text:style-name="P17"><text:span text:style-name="T42">TransferServiceImpl</text:span></text:p>
            <draw:enhanced-geometry svg:viewBox="0 0 21600 21600" draw:type="rectangle" draw:enhanced-path="M 0 0 L 21600 0 21600 21600 0 21600 0 0 Z N"/>
          </draw:custom-shape>
        </draw:g>
        <draw:g draw:name="Group 7" draw:style-name="gr6">
          <draw:custom-shape draw:name="Text Box 8" draw:style-name="gr44" draw:text-style-name="P54" draw:layer="layout" svg:width="6.606cm" svg:height="0.972cm" svg:x="2.034cm" svg:y="13.446cm">
            <text:p text:style-name="P54"><text:span text:style-name="T43">transfer(“$50”, “1”, 2”)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45" draw:text-style-name="P55" draw:layer="layout" svg:x1="1.906cm" svg:y1="14.329cm" svg:x2="9.152cm" svg:y2="14.329cm">
            <text:p/>
          </draw:line>
        </draw:g>
        <draw:g draw:name="Group 10" draw:style-name="gr6">
          <draw:custom-shape draw:name="Rectangle 11" draw:style-name="gr46" draw:text-style-name="P16" draw:layer="layout" svg:width="7.246cm" svg:height="1.817cm" svg:x="9.567cm" svg:y="13.623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47" draw:text-style-name="P17" draw:layer="layout" svg:width="7.246cm" svg:height="1.683cm" svg:x="9.567cm" svg:y="13.787cm">
            <text:p text:style-name="P17"><text:span text:style-name="T44">Spring</text:span></text:p>
            <text:p text:style-name="P17"><text:span text:style-name="T44">TransactionInterceptor</text:span></text:p>
            <draw:enhanced-geometry svg:viewBox="0 0 21600 21600" draw:type="rectangle" draw:enhanced-path="M 0 0 L 21600 0 21600 21600 0 21600 0 0 Z N"/>
          </draw:custom-shape>
        </draw:g>
        <draw:g draw:name="Group 13" draw:style-name="gr6">
          <draw:custom-shape draw:name="Rectangle 14" draw:style-name="gr46" draw:text-style-name="P16" draw:layer="layout" svg:width="7.246cm" svg:height="1.686cm" svg:x="9.567cm" svg:y="17.247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47" draw:text-style-name="P17" draw:layer="layout" svg:width="7.246cm" svg:height="0.972cm" svg:x="9.567cm" svg:y="17.706cm">
            <text:p text:style-name="P17"><text:span text:style-name="T44">TransactionManager</text:span></text:p>
            <draw:enhanced-geometry svg:viewBox="0 0 21600 21600" draw:type="rectangle" draw:enhanced-path="M 0 0 L 21600 0 21600 21600 0 21600 0 0 Z N"/>
          </draw:custom-shape>
        </draw:g>
        <draw:line draw:name="Line 16" draw:style-name="gr48" draw:text-style-name="P55" draw:layer="layout" svg:x1="16.813cm" svg:y1="14.245cm" svg:x2="18.13cm" svg:y2="14.245cm">
          <text:p/>
        </draw:line>
        <draw:line draw:name="Line 17" draw:style-name="gr49" draw:text-style-name="P55" draw:layer="layout" svg:x1="18.13cm" svg:y1="14.952cm" svg:x2="16.813cm" svg:y2="14.952cm">
          <text:p/>
        </draw:line>
        <draw:g draw:name="Group 18" draw:style-name="gr6">
          <draw:line draw:name="Line 19" draw:style-name="gr50" draw:text-style-name="P55" draw:layer="layout" svg:x1="11.763cm" svg:y1="15.497cm" svg:x2="11.763cm" svg:y2="17.262cm">
            <text:p/>
          </draw:line>
          <draw:custom-shape draw:name="Text Box 20" draw:style-name="gr44" draw:text-style-name="P54" draw:layer="layout" svg:width="2.056cm" svg:height="0.972cm" svg:x="10.719cm" svg:y="16.053cm">
            <text:p text:style-name="P54"><text:span text:style-name="T43">begin</text:span></text:p>
            <draw:enhanced-geometry svg:viewBox="0 0 21600 21600" draw:type="mso-spt202" draw:enhanced-path="M 0 0 L 21600 0 21600 21600 0 21600 0 0 Z N"/>
          </draw:custom-shape>
        </draw:g>
        <draw:g draw:name="Group 21" draw:style-name="gr6">
          <draw:line draw:name="Line 22" draw:style-name="gr51" draw:text-style-name="P55" draw:layer="layout" svg:x1="15.057cm" svg:y1="15.497cm" svg:x2="15.057cm" svg:y2="17.262cm">
            <text:p/>
          </draw:line>
          <draw:custom-shape draw:name="Text Box 23" draw:style-name="gr44" draw:text-style-name="P54" draw:layer="layout" svg:width="2.547cm" svg:height="0.972cm" svg:x="13.564cm" svg:y="16.053cm">
            <text:p text:style-name="P54"><text:span text:style-name="T43">commit</text:span></text:p>
            <draw:enhanced-geometry svg:viewBox="0 0 21600 21600" draw:type="mso-spt202" draw:enhanced-path="M 0 0 L 21600 0 21600 21600 0 21600 0 0 Z N"/>
          </draw:custom-shape>
        </draw:g>
        <draw:line draw:name="Line 24" draw:style-name="gr52" draw:text-style-name="P55" draw:layer="layout" svg:x1="9.151cm" svg:y1="15.035cm" svg:x2="1.905cm" svg:y2="15.035cm">
          <text:p/>
        </draw:line>
        <draw:custom-shape draw:name="Rectangle 32" draw:style-name="gr53" draw:text-style-name="P56" draw:layer="layout" svg:width="8.564cm" svg:height="0.972cm" svg:x="13.31cm" svg:y="12.7cm">
          <text:p text:style-name="P17"><text:span text:style-name="T43">Spring Proxy</text:span></text:p>
          <draw:enhanced-geometry svg:viewBox="0 0 21600 21600" draw:type="rectangle" draw:enhanced-path="M 0 0 L 21600 0 21600 21600 0 21600 0 0 Z N"/>
        </draw:custom-shape>
        <draw:g draw:name="Group 4" draw:style-name="gr6">
          <draw:custom-shape draw:name="Rectangle 5" draw:style-name="gr42" draw:text-style-name="P16" draw:layer="layout" svg:width="5.876cm" svg:height="1.942cm" svg:x="18.597cm" svg:y="9.05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7" draw:layer="layout" svg:width="5.876cm" svg:height="0.972cm" svg:x="18.597cm" svg:y="9.582cm">
            <text:p text:style-name="P17"><text:span text:style-name="T42">TransferService</text:span></text:p>
            <draw:enhanced-geometry svg:viewBox="0 0 21600 21600" draw:type="rectangle" draw:enhanced-path="M 0 0 L 21600 0 21600 21600 0 21600 0 0 Z N"/>
          </draw:custom-shape>
        </draw:g>
        <draw:line draw:style-name="gr10" draw:layer="layout" svg:x1="17.501cm" svg:y1="12.742cm" svg:x2="21.306cm" svg:y2="10.993cm">
          <text:p/>
        </draw:line>
        <draw:line draw:style-name="gr14" draw:text-style-name="P5" draw:layer="layout" svg:x1="21.5cm" svg:y1="13.642cm" svg:x2="21.5cm" svg:y2="11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1cm" presentation:class="title" presentation:user-transformed="true">
          <draw:text-box>
            <text:p><text:span text:style-name="T11">Kinds Of Proxies</text:span><text:span text:style-name="T11"><text:line-break/></text:span><text:span text:style-name="T11"/></text:p>
          </draw:text-box>
        </draw:frame>
        <draw:frame draw:style-name="gr54" draw:text-style-name="P58" draw:layer="layout" svg:width="11.98cm" svg:height="6.515cm" svg:x="1.27cm" svg:y="6.385cm">
          <draw:text-box>
            <text:p text:style-name="P5"><text:span text:style-name="T45">JDK Proxy</text:span></text:p>
            <text:list text:style-name="L5">
              <text:list-item>
                <text:list>
                  <text:list-item>
                    <text:p text:style-name="P57"><text:span text:style-name="T46">Also called dynamic proxies</text:span></text:p>
                  </text:list-item>
                  <text:list-item>
                    <text:p text:style-name="P57"><text:span text:style-name="T46">API is built into the JDK</text:span></text:p>
                  </text:list-item>
                  <text:list-item>
                    <text:p text:style-name="P57"><text:span text:style-name="T46">Interface based</text:span></text:p>
                  </text:list-item>
                  <text:list-item>
                    <text:p text:style-name="P57"><text:span text:style-name="T46">All interfaces proxied</text:span></text:p>
                  </text:list-item>
                </text:list>
              </text:list-item>
            </text:list>
          </draw:text-box>
        </draw:frame>
        <draw:frame draw:style-name="gr54" draw:text-style-name="P59" draw:layer="layout" svg:width="12.001cm" svg:height="6.515cm" svg:x="14.669cm" svg:y="6.385cm">
          <draw:text-box>
            <text:p text:style-name="P5"><text:span text:style-name="T47">CGLib Proxy</text:span></text:p>
            <text:list text:style-name="L5">
              <text:list-item>
                <text:list>
                  <text:list-item>
                    <text:p text:style-name="P57"><text:span text:style-name="T48">NOT built into JDK</text:span></text:p>
                  </text:list-item>
                  <text:list-item>
                    <text:p text:style-name="P57"><text:span text:style-name="T48">Included in Spring jars</text:span></text:p>
                  </text:list-item>
                  <text:list-item>
                    <text:p text:style-name="P57"><text:span text:style-name="T48">Inheritance based</text:span></text:p>
                  </text:list-item>
                  <text:list-item>
                    <text:p text:style-name="P57"><text:span text:style-name="T48">Cannot be applied to final classes or methods</text:span></text:p>
                  </text:list-item>
                </text:list>
              </text:list-item>
            </text:list>
          </draw:text-box>
        </draw:frame>
        <draw:frame presentation:style-name="pr38" draw:text-style-name="P53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13"><text:span text:style-name="T12">Spring will create either JDK or CGLib prox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1cm" presentation:class="title" presentation:user-transformed="true">
          <draw:text-box>
            <text:p><text:span text:style-name="T11">JDK Vs. CGI Proxies</text:span><text:span text:style-name="T11"><text:line-break/></text:span><text:span text:style-name="T11"/></text:p>
          </draw:text-box>
        </draw:frame>
        <draw:frame draw:style-name="gr55" draw:text-style-name="P61" draw:layer="layout" svg:width="25.4cm" svg:height="14.605cm" svg:x="1.27cm" svg:y="5.08cm">
          <draw:text-box>
            <text:list text:style-name="L5">
              <text:list-item>
                <text:p text:style-name="P60"><text:span text:style-name="T49">Spring will create either JDK or CGLib proxies </text:span></text:p>
              </text:list-item>
            </text:list>
          </draw:text-box>
        </draw:frame>
        <draw:frame draw:style-name="gr56" draw:text-style-name="P59" draw:layer="layout" svg:width="11.98cm" svg:height="12.7cm" svg:x="1.27cm" svg:y="6.975cm">
          <draw:text-box>
            <text:p text:style-name="P5"><text:span text:style-name="T47">JDK Proxy</text:span></text:p>
          </draw:text-box>
        </draw:frame>
        <draw:frame draw:style-name="gr56" draw:text-style-name="P59" draw:layer="layout" svg:width="12.001cm" svg:height="12.7cm" svg:x="14.669cm" svg:y="6.975cm">
          <draw:text-box>
            <text:p text:style-name="P5"><text:span text:style-name="T47">CGLib Proxy</text:span></text:p>
          </draw:text-box>
        </draw:frame>
        <draw:custom-shape draw:name="AutoShape 25" draw:style-name="gr41" draw:text-style-name="P62" draw:layer="layout" svg:width="9.666cm" svg:height="3.975cm" svg:x="3.269cm" svg:y="1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4" draw:style-name="gr6">
          <draw:custom-shape draw:name="Rectangle 5" draw:style-name="gr42" draw:text-style-name="P62" draw:layer="layout" svg:width="5.564cm" svg:height="2.094cm" svg:x="6.993cm" svg:y="14.02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8" draw:layer="layout" svg:width="5.564cm" svg:height="0.892cm" svg:x="6.993cm" svg:y="14.594cm">
            <text:p text:style-name="P17"><text:span text:style-name="T50">TransferServiceImpl</text:span></text:p>
            <draw:enhanced-geometry svg:viewBox="0 0 21600 21600" draw:type="rectangle" draw:enhanced-path="M 0 0 L 21600 0 21600 21600 0 21600 0 0 Z N"/>
          </draw:custom-shape>
        </draw:g>
        <draw:g draw:name="Group 10" draw:style-name="gr6">
          <draw:custom-shape draw:name="Rectangle 11" draw:style-name="gr46" draw:text-style-name="P62" draw:layer="layout" svg:width="2.184cm" svg:height="2.094cm" svg:x="3.539cm" svg:y="14.023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47" draw:text-style-name="P18" draw:layer="layout" svg:width="2.184cm" svg:height="1.523cm" svg:x="3.539cm" svg:y="14.213cm">
            <text:p text:style-name="P17"><text:span text:style-name="T51">Extra</text:span></text:p>
            <text:p text:style-name="P17"><text:span text:style-name="T51">Logic</text:span></text:p>
            <draw:enhanced-geometry svg:viewBox="0 0 21600 21600" draw:type="rectangle" draw:enhanced-path="M 0 0 L 21600 0 21600 21600 0 21600 0 0 Z N"/>
          </draw:custom-shape>
        </draw:g>
        <draw:line draw:name="Line 16" draw:style-name="gr48" draw:text-style-name="P63" draw:layer="layout" svg:x1="5.723cm" svg:y1="14.74cm" svg:x2="6.993cm" svg:y2="14.74cm">
          <text:p/>
        </draw:line>
        <draw:line draw:name="Line 17" draw:style-name="gr57" draw:text-style-name="P63" draw:layer="layout" svg:x1="6.993cm" svg:y1="15.555cm" svg:x2="5.723cm" svg:y2="15.555cm">
          <text:p/>
        </draw:line>
        <draw:custom-shape draw:name="Rectangle 32" draw:style-name="gr53" draw:text-style-name="P18" draw:layer="layout" svg:width="8.255cm" svg:height="0.892cm" svg:x="2.337cm" svg:y="13.005cm">
          <text:p text:style-name="P17"><text:span text:style-name="T52">Spring Proxy</text:span></text:p>
          <draw:enhanced-geometry svg:viewBox="0 0 21600 21600" draw:type="rectangle" draw:enhanced-path="M 0 0 L 21600 0 21600 21600 0 21600 0 0 Z N"/>
        </draw:custom-shape>
        <draw:g draw:name="Group 4" draw:style-name="gr6">
          <draw:custom-shape draw:name="Rectangle 5" draw:style-name="gr42" draw:text-style-name="P64" draw:layer="layout" svg:width="4.522cm" svg:height="1.418cm" svg:x="7.441cm" svg:y="9.576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8" draw:layer="layout" svg:width="4.522cm" svg:height="0.892cm" svg:x="7.441cm" svg:y="9.963cm">
            <text:p text:style-name="P17"><text:span text:style-name="T50">TransferService</text:span></text:p>
            <draw:enhanced-geometry svg:viewBox="0 0 21600 21600" draw:type="rectangle" draw:enhanced-path="M 0 0 L 21600 0 21600 21600 0 21600 0 0 Z N"/>
          </draw:custom-shape>
        </draw:g>
        <draw:line draw:style-name="gr10" draw:text-style-name="P65" draw:layer="layout" svg:x1="6.162cm" svg:y1="13.019cm" svg:x2="9.402cm" svg:y2="11.044cm">
          <text:p/>
        </draw:line>
        <draw:frame draw:style-name="gr58" draw:text-style-name="P66" draw:layer="layout" svg:width="4.254cm" svg:height="0.852cm" svg:x="4.349cm" svg:y="11.412cm">
          <draw:text-box>
            <text:p><text:span text:style-name="T53">Implements</text:span></text:p>
          </draw:text-box>
        </draw:frame>
        <draw:line draw:style-name="gr14" draw:text-style-name="P5" draw:layer="layout" svg:x1="9.8cm" svg:y1="14.018cm" svg:x2="9.8cm" svg:y2="11.038cm">
          <text:p/>
        </draw:line>
        <draw:custom-shape draw:name="AutoShape 25" draw:style-name="gr41" draw:text-style-name="P62" draw:layer="layout" svg:width="9.666cm" svg:height="3.975cm" svg:x="16.588cm" svg:y="12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4" draw:style-name="gr6">
          <draw:custom-shape draw:name="Rectangle 5" draw:style-name="gr42" draw:text-style-name="P62" draw:layer="layout" svg:width="5.564cm" svg:height="2.094cm" svg:x="20.312cm" svg:y="14.007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8" draw:layer="layout" svg:width="5.564cm" svg:height="1.523cm" svg:x="20.312cm" svg:y="14.289cm">
            <text:p text:style-name="P17"><text:span text:style-name="T50">CGLIB Child</text:span></text:p>
            <text:p text:style-name="P17"><text:span text:style-name="T50">TransferServiceImpl</text:span></text:p>
            <draw:enhanced-geometry svg:viewBox="0 0 21600 21600" draw:type="rectangle" draw:enhanced-path="M 0 0 L 21600 0 21600 21600 0 21600 0 0 Z N"/>
          </draw:custom-shape>
        </draw:g>
        <draw:g draw:name="Group 7" draw:style-name="gr6">
          <draw:line draw:name="Line 9" draw:style-name="gr45" draw:text-style-name="P63" draw:layer="layout" svg:x1="15.042cm" svg:y1="14.742cm" svg:x2="16.564cm" svg:y2="14.742cm">
            <text:p/>
          </draw:line>
          <draw:line draw:name="Line 9" draw:style-name="gr45" draw:text-style-name="P63" draw:layer="layout" svg:x1="1.742cm" svg:y1="14.742cm" svg:x2="3.264cm" svg:y2="14.742cm">
            <text:p/>
          </draw:line>
        </draw:g>
        <draw:g draw:name="Group 10" draw:style-name="gr6">
          <draw:custom-shape draw:name="Rectangle 11" draw:style-name="gr46" draw:text-style-name="P62" draw:layer="layout" svg:width="2.184cm" svg:height="2.094cm" svg:x="16.858cm" svg:y="14.007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47" draw:text-style-name="P18" draw:layer="layout" svg:width="2.184cm" svg:height="1.523cm" svg:x="16.858cm" svg:y="14.196cm">
            <text:p text:style-name="P17"><text:span text:style-name="T51">Extra</text:span></text:p>
            <text:p text:style-name="P17"><text:span text:style-name="T51">Logic</text:span></text:p>
            <draw:enhanced-geometry svg:viewBox="0 0 21600 21600" draw:type="rectangle" draw:enhanced-path="M 0 0 L 21600 0 21600 21600 0 21600 0 0 Z N"/>
          </draw:custom-shape>
        </draw:g>
        <draw:line draw:name="Line 16" draw:style-name="gr48" draw:text-style-name="P63" draw:layer="layout" svg:x1="19.042cm" svg:y1="14.724cm" svg:x2="20.312cm" svg:y2="14.724cm">
          <text:p/>
        </draw:line>
        <draw:line draw:name="Line 17" draw:style-name="gr59" draw:text-style-name="P63" draw:layer="layout" svg:x1="20.312cm" svg:y1="15.538cm" svg:x2="19.042cm" svg:y2="15.538cm">
          <text:p/>
        </draw:line>
        <draw:line draw:name="Line 24" draw:style-name="gr60" draw:text-style-name="P63" draw:layer="layout" svg:x1="16.429cm" svg:y1="15.567cm" svg:x2="15.041cm" svg:y2="15.557cm">
          <text:p/>
        </draw:line>
        <draw:custom-shape draw:name="Rectangle 32" draw:style-name="gr53" draw:text-style-name="P18" draw:layer="layout" svg:width="8.255cm" svg:height="0.892cm" svg:x="15.656cm" svg:y="12.988cm">
          <text:p text:style-name="P17"><text:span text:style-name="T52">Spring Proxy</text:span></text:p>
          <draw:enhanced-geometry svg:viewBox="0 0 21600 21600" draw:type="rectangle" draw:enhanced-path="M 0 0 L 21600 0 21600 21600 0 21600 0 0 Z N"/>
        </draw:custom-shape>
        <draw:g draw:name="Group 4" draw:style-name="gr6">
          <draw:custom-shape draw:name="Rectangle 5" draw:style-name="gr42" draw:text-style-name="P64" draw:layer="layout" svg:width="6.049cm" svg:height="1.428cm" svg:x="19.233cm" svg:y="9.55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8" draw:layer="layout" svg:width="6.049cm" svg:height="0.892cm" svg:x="19.233cm" svg:y="9.939cm">
            <text:p text:style-name="P17"><text:span text:style-name="T50">TransferServiceImpl</text:span></text:p>
            <draw:enhanced-geometry svg:viewBox="0 0 21600 21600" draw:type="rectangle" draw:enhanced-path="M 0 0 L 21600 0 21600 21600 0 21600 0 0 Z N"/>
          </draw:custom-shape>
        </draw:g>
        <draw:frame draw:style-name="gr58" draw:text-style-name="P66" draw:layer="layout" svg:width="3.299cm" svg:height="0.852cm" svg:x="22.065cm" svg:y="11.607cm">
          <draw:text-box>
            <text:p><text:span text:style-name="T53">Extends</text:span></text:p>
          </draw:text-box>
        </draw:frame>
        <draw:line draw:name="Line 17" draw:style-name="gr59" draw:text-style-name="P63" draw:layer="layout" svg:x1="3.266cm" svg:y1="15.538cm" svg:x2="1.742cm" svg:y2="15.538cm">
          <text:p/>
        </draw:line>
        <draw:line draw:style-name="gr14" draw:text-style-name="P5" draw:layer="layout" svg:x1="22cm" svg:y1="14.018cm" svg:x2="22cm" svg:y2="11.038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9" draw:text-style-name="P8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3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cm" presentation:class="title" presentation:user-transformed="true">
          <draw:text-box>
            <text:p><text:span text:style-name="T11">Why Won't This Work? (1 Of 2)</text:span><text:span text:style-name="T11"><text:line-break/></text:span><text:span text:style-name="T11"/></text:p>
          </draw:text-box>
        </draw:frame>
        <draw:rect draw:style-name="gr4" draw:text-style-name="P67" draw:layer="layout" svg:width="25.4cm" svg:height="1.93cm" svg:x="1.27cm" svg:y="5.069cm">
          <text:p text:style-name="P33"><text:span text:style-name="T54">class BankTransferService implements TransferService, BankService {...}</text:span></text:p>
          <text:p text:style-name="P33"><text:span text:style-name="T54">class AccountRepository {...}</text:span></text:p>
          <text:p text:style-name="P33"><text:span text:style-name="T54">class BankingClient {...} <text:s text:c="46"/></text:span></text:p>
        </draw:rect>
        <draw:rect draw:style-name="gr4" draw:text-style-name="P67" draw:layer="layout" svg:width="25.4cm" svg:height="9.271cm" svg:x="1.27cm" svg:y="7.369cm">
          <text:p text:style-name="P33"><text:span text:style-name="T54">@Configuration</text:span></text:p>
          <text:p text:style-name="P33"><text:span text:style-name="T54">class Config {</text:span></text:p>
          <text:p text:style-name="P33"><text:span text:style-name="T54"><text:s text:c="4"/></text:span><text:span text:style-name="T54">@Bean</text:span></text:p>
          <text:p text:style-name="P33"><text:span text:style-name="T54"><text:s text:c="4"/></text:span><text:span text:style-name="T54">public AccountRepository accountRepository(DataSource dataSource) {</text:span></text:p>
          <text:p text:style-name="P33"><text:span text:style-name="T54"><text:s text:c="8"/></text:span><text:span text:style-name="T54">return new AccountRepository(dataSource);</text:span></text:p>
          <text:p text:style-name="P33"><text:span text:style-name="T54"><text:s text:c="4"/></text:span><text:span text:style-name="T54">}</text:span></text:p>
          <text:p text:style-name="P33"><text:span text:style-name="T54"><text:s text:c="4"/></text:span><text:span text:style-name="T54">@Bean</text:span></text:p>
          <text:p text:style-name="P33"><text:span text:style-name="T54"><text:s text:c="4"/></text:span><text:span text:style-name="T54">public TransferService transferService(AccountRepository repo) {</text:span></text:p>
          <text:p text:style-name="P33"><text:span text:style-name="T54"><text:s text:c="8"/></text:span><text:span text:style-name="T54">return new BankTransferService(repo);</text:span></text:p>
          <text:p text:style-name="P33"><text:span text:style-name="T54"><text:s text:c="4"/></text:span><text:span text:style-name="T54">}</text:span></text:p>
          <text:p text:style-name="P33"><text:span text:style-name="T54"><text:s text:c="4"/></text:span><text:span text:style-name="T54">@Bean</text:span></text:p>
          <text:p text:style-name="P33"><text:span text:style-name="T54"><text:s text:c="4"/></text:span><text:span text:style-name="T54">public BankingClient bankingService(BankService svc) <text:s/>{</text:span></text:p>
          <text:p text:style-name="P33"><text:span text:style-name="T54"><text:s text:c="8"/></text:span><text:span text:style-name="T54">return new BankingClient(svc);</text:span></text:p>
          <text:p text:style-name="P33"><text:span text:style-name="T54"><text:s text:c="4"/></text:span><text:span text:style-name="T54">}</text:span></text:p>
          <text:p text:style-name="P33"><text:span text:style-name="T54"><text:s text:c="4"/></text:span><text:span text:style-name="T54">...</text:span></text:p>
          <text:p text:style-name="P33"><text:span text:style-name="T54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1cm" presentation:class="title" presentation:user-transformed="true">
          <draw:text-box>
            <text:p><text:span text:style-name="T11">Why Won't This Work? (2 Of 2)</text:span><text:span text:style-name="T11"><text:line-break/></text:span><text:span text:style-name="T11"/></text:p>
          </draw:text-box>
        </draw:frame>
        <draw:rect draw:style-name="gr4" draw:text-style-name="P67" draw:layer="layout" svg:width="25.4cm" svg:height="1.93cm" svg:x="1.27cm" svg:y="5.068cm">
          <text:p text:style-name="P33"><text:span text:style-name="T54">class BankTransferService implements TransferService, BankService {...}</text:span></text:p>
          <text:p text:style-name="P33"><text:span text:style-name="T54">class AccountRepository {...}</text:span></text:p>
          <text:p text:style-name="P33"><text:span text:style-name="T54">class BankingClient {...} <text:s text:c="46"/></text:span></text:p>
        </draw:rect>
        <draw:rect draw:style-name="gr4" draw:text-style-name="P67" draw:layer="layout" svg:width="25.4cm" svg:height="9.271cm" svg:x="1.27cm" svg:y="7.368cm">
          <text:p text:style-name="P33"><text:span text:style-name="T54">@Configuration</text:span></text:p>
          <text:p text:style-name="P33"><text:span text:style-name="T54">class Config {</text:span></text:p>
          <text:p text:style-name="P33"><text:span text:style-name="T54"><text:s text:c="4"/></text:span><text:span text:style-name="T54">@Bean</text:span></text:p>
          <text:p text:style-name="P33"><text:span text:style-name="T54"><text:s text:c="4"/></text:span><text:span text:style-name="T54">public AccountRepository accountRepository(DataSource dataSource) {</text:span></text:p>
          <text:p text:style-name="P33"><text:span text:style-name="T54"><text:s text:c="8"/></text:span><text:span text:style-name="T54">return new AccountRepository(dataSource);</text:span></text:p>
          <text:p text:style-name="P33"><text:span text:style-name="T54"><text:s text:c="4"/></text:span><text:span text:style-name="T54">}</text:span></text:p>
          <text:p text:style-name="P33"><text:span text:style-name="T54"><text:s text:c="4"/></text:span><text:span text:style-name="T54">@Bean</text:span></text:p>
          <text:p text:style-name="P33"><text:span text:style-name="T54"><text:s text:c="4"/></text:span><text:span text:style-name="T54">public TransferService transferService(AccountRepository repo) {</text:span></text:p>
          <text:p text:style-name="P33"><text:span text:style-name="T54"><text:s text:c="8"/></text:span><text:span text:style-name="T54">return new BankTransferService(repo);</text:span></text:p>
          <text:p text:style-name="P33"><text:span text:style-name="T54"><text:s text:c="4"/></text:span><text:span text:style-name="T54">}</text:span></text:p>
          <text:p text:style-name="P33"><text:span text:style-name="T54"><text:s text:c="4"/></text:span><text:span text:style-name="T54">@Bean</text:span></text:p>
          <text:p text:style-name="P33"><text:span text:style-name="T54"><text:s text:c="4"/></text:span><text:span text:style-name="T54">public BankingClient bankingService(</text:span><text:span text:style-name="T55">BankService svc</text:span><text:span text:style-name="T54">) <text:s/>{</text:span></text:p>
          <text:p text:style-name="P33"><text:span text:style-name="T54"><text:s text:c="8"/></text:span><text:span text:style-name="T54">return new BankingClient(svc);</text:span></text:p>
          <text:p text:style-name="P33"><text:span text:style-name="T54"><text:s text:c="4"/></text:span><text:span text:style-name="T54">}</text:span></text:p>
          <text:p text:style-name="P33"><text:span text:style-name="T54"><text:s text:c="4"/></text:span><text:span text:style-name="T54">...</text:span></text:p>
          <text:p text:style-name="P33"><text:span text:style-name="T54">} <text:s text:c="70"/></text:span></text:p>
        </draw:rect>
        <draw:frame draw:style-name="gr61" draw:text-style-name="P69" draw:layer="layout" svg:width="25.4cm" svg:height="14.605cm" svg:x="1.27cm" svg:y="5.081cm">
          <draw:text-box>
            <text:p text:style-name="P68"><text:span text:style-name="T56"/></text:p>
            <text:list text:style-name="L5">
              <text:list-item>
                <text:p text:style-name="P60"><text:span text:style-name="T57">Because there is no bean declared that returns a BankService instance (required to generate the argument to this metho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2cm" presentation:class="title" presentation:user-transformed="true">
          <draw:text-box>
            <text:p><text:span text:style-name="T11">Option 1: Return the Class Type, Not The Interface Type</text:span></text:p>
          </draw:text-box>
        </draw:frame>
        <draw:rect draw:style-name="gr4" draw:text-style-name="P70" draw:layer="layout" svg:width="25.4cm" svg:height="1.753cm" svg:x="1.27cm" svg:y="5.069cm">
          <text:p text:style-name="P33"><text:span text:style-name="T58">class </text:span><text:span text:style-name="T59">BankTransferServiceImpl</text:span><text:span text:style-name="T58"> implements TransferService, BankService {...}</text:span></text:p>
          <text:p text:style-name="P33"><text:span text:style-name="T58">class AccountRepository {...}</text:span></text:p>
          <text:p text:style-name="P33"><text:span text:style-name="T58">class BankingClient {...} <text:s text:c="57"/></text:span></text:p>
        </draw:rect>
        <draw:rect draw:style-name="gr4" draw:text-style-name="P70" draw:layer="layout" svg:width="25.4cm" svg:height="8.179cm" svg:x="1.27cm" svg:y="7.369cm">
          <text:p text:style-name="P33"><text:span text:style-name="T58">@Configuration</text:span></text:p>
          <text:p text:style-name="P33"><text:span text:style-name="T58">class Config {</text:span></text:p>
          <text:p text:style-name="P33"><text:span text:style-name="T58"><text:s text:c="4"/></text:span><text:span text:style-name="T58">@Bean</text:span></text:p>
          <text:p text:style-name="P33"><text:span text:style-name="T58"><text:s text:c="4"/></text:span><text:span text:style-name="T58">public AccountRepository accountRepository(DataSource dataSource) {</text:span></text:p>
          <text:p text:style-name="P33"><text:span text:style-name="T58"><text:s text:c="8"/></text:span><text:span text:style-name="T58">Return new AccountRepository(dataSource);</text:span></text:p>
          <text:p text:style-name="P33"><text:span text:style-name="T58"><text:s text:c="4"/></text:span><text:span text:style-name="T58">}</text:span></text:p>
          <text:p text:style-name="P33"><text:span text:style-name="T58"><text:s text:c="4"/></text:span><text:span text:style-name="T58">@Bean</text:span></text:p>
          <text:p text:style-name="P33"><text:span text:style-name="T58"><text:s text:c="4"/></text:span><text:span text:style-name="T58">public </text:span><text:span text:style-name="T59">BankTransferServiceImpl</text:span><text:span text:style-name="T58"> transferService(AccountRepository repo) {</text:span></text:p>
          <text:p text:style-name="P33"><text:span text:style-name="T58"><text:s text:c="8"/></text:span><text:span text:style-name="T58">return new BankTransferServiceImpl(repo);</text:span></text:p>
          <text:p text:style-name="P33"><text:span text:style-name="T58"><text:s text:c="4"/></text:span><text:span text:style-name="T58">}</text:span></text:p>
          <text:p text:style-name="P33"><text:span text:style-name="T58"><text:s text:c="4"/></text:span><text:span text:style-name="T58">@Bean</text:span></text:p>
          <text:p text:style-name="P33"><text:span text:style-name="T58"><text:s text:c="4"/></text:span><text:span text:style-name="T58">public BankingClient bankingService(BankService svc) <text:s/>{</text:span></text:p>
          <text:p text:style-name="P33"><text:span text:style-name="T58"><text:s text:c="8"/></text:span><text:span text:style-name="T58">return new BankingClient(svc);</text:span></text:p>
          <text:p text:style-name="P33"><text:span text:style-name="T58"><text:s text:c="4"/></text:span><text:span text:style-name="T58">}</text:span></text:p>
          <text:p text:style-name="P33"><text:span text:style-name="T58"><text:s text:c="4"/></text:span><text:span text:style-name="T58">...</text:span></text:p>
          <text:p text:style-name="P33"><text:span text:style-name="T58">} <text:s text:c="81"/></text:span></text:p>
        </draw:rect>
        <draw:frame draw:style-name="gr61" draw:text-style-name="P72" draw:layer="layout" svg:width="25.4cm" svg:height="14.605cm" svg:x="1.27cm" svg:y="5.082cm">
          <draw:text-box>
            <text:p text:style-name="P71"><text:span text:style-name="T60"/></text:p>
            <text:list text:style-name="L5">
              <text:list-item>
                <text:p text:style-name="P60"><text:span text:style-name="T60">Spring can determine that BankTransferServiceImpl implements both TransferService and BankService, so will be able to pass it as an argument to Banking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3cm" presentation:class="title" presentation:user-transformed="true">
          <draw:text-box>
            <text:p><text:span text:style-name="T11">Option 2: Return A Composite Interface</text:span><text:span text:style-name="T11"><text:line-break/></text:span><text:span text:style-name="T11"/></text:p>
          </draw:text-box>
        </draw:frame>
        <draw:rect draw:style-name="gr4" draw:text-style-name="P70" draw:layer="layout" svg:width="25.4cm" svg:height="1.245cm" svg:x="1.27cm" svg:y="5.07cm">
          <text:p text:style-name="P33"><text:span text:style-name="T58">interface BankTransferService extends TransferService, BankService {...}</text:span></text:p>
          <text:p text:style-name="P33"><text:span text:style-name="T58">class BankServiceTransferImpl implements BankTransferService {...] <text:s text:c="16"/></text:span></text:p>
        </draw:rect>
        <draw:rect draw:style-name="gr4" draw:text-style-name="P70" draw:layer="layout" svg:width="25.4cm" svg:height="8.179cm" svg:x="1.27cm" svg:y="7.37cm">
          <text:p text:style-name="P33"><text:span text:style-name="T58">@Configuration</text:span></text:p>
          <text:p text:style-name="P33"><text:span text:style-name="T58">class Config {</text:span></text:p>
          <text:p text:style-name="P33"><text:span text:style-name="T58"><text:s text:c="4"/></text:span><text:span text:style-name="T58">@Bean</text:span></text:p>
          <text:p text:style-name="P33"><text:span text:style-name="T58"><text:s text:c="4"/></text:span><text:span text:style-name="T58">public AccountRepository accountRepository(DataSource dataSource) {</text:span></text:p>
          <text:p text:style-name="P33"><text:span text:style-name="T58"><text:s text:c="8"/></text:span><text:span text:style-name="T58">Return new AccountRepository(dataSource);</text:span></text:p>
          <text:p text:style-name="P33"><text:span text:style-name="T58"><text:s text:c="4"/></text:span><text:span text:style-name="T58">}</text:span></text:p>
          <text:p text:style-name="P33"><text:span text:style-name="T58"><text:s text:c="4"/></text:span><text:span text:style-name="T58">@Bean</text:span></text:p>
          <text:p text:style-name="P33"><text:span text:style-name="T58"><text:s text:c="4"/></text:span><text:span text:style-name="T58">public BankTransferService transferService(AccountRepository repo) {</text:span></text:p>
          <text:p text:style-name="P33"><text:span text:style-name="T58"><text:s text:c="8"/></text:span><text:span text:style-name="T58">return new BankTransferServiceImpl(repo);</text:span></text:p>
          <text:p text:style-name="P33"><text:span text:style-name="T58"><text:s text:c="4"/></text:span><text:span text:style-name="T58">}</text:span></text:p>
          <text:p text:style-name="P33"><text:span text:style-name="T58"><text:s text:c="4"/></text:span><text:span text:style-name="T58">@Bean</text:span></text:p>
          <text:p text:style-name="P33"><text:span text:style-name="T58"><text:s text:c="4"/></text:span><text:span text:style-name="T58">public BankingClient bankingService(BankService svc) <text:s/>{</text:span></text:p>
          <text:p text:style-name="P33"><text:span text:style-name="T58"><text:s text:c="8"/></text:span><text:span text:style-name="T58">return new BankingClient(svc);</text:span></text:p>
          <text:p text:style-name="P33"><text:span text:style-name="T58"><text:s text:c="4"/></text:span><text:span text:style-name="T58">}</text:span></text:p>
          <text:p text:style-name="P33"><text:span text:style-name="T58"><text:s text:c="4"/></text:span><text:span text:style-name="T58">...</text:span></text:p>
          <text:p text:style-name="P33"><text:span text:style-name="T58">} <text:s text:c="81"/></text:span></text:p>
        </draw:rect>
        <draw:frame draw:style-name="gr61" draw:text-style-name="P72" draw:layer="layout" svg:width="25.4cm" svg:height="14.605cm" svg:x="1.27cm" svg:y="5.083cm">
          <draw:text-box>
            <text:p text:style-name="P71"><text:span text:style-name="T60"/></text:p>
            <text:list text:style-name="L5">
              <text:list-item>
                <text:p text:style-name="P60"><text:span text:style-name="T60">Spring can determine that BankTransferService implements both TransferService and BankService, so will be able to pass it as an argument to Banking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office:forms form:automatic-focus="false" form:apply-design-mode="false"/>
        <draw:frame presentation:style-name="pr36" draw:layer="layout" svg:width="25.4cm" svg:height="2.54cm" svg:x="1.27cm" svg:y="1.27cm" presentation:class="title" presentation:user-transformed="true">
          <draw:text-box>
            <text:p><text:span text:style-name="T11">Which Style Is Best?</text:span><text:span text:style-name="T11"><text:line-break/></text:span><text:span text:style-name="T11"/></text:p>
          </draw:text-box>
        </draw:frame>
        <draw:frame draw:style-name="gr61" draw:text-style-name="P74" draw:layer="layout" svg:width="25.4cm" svg:height="14.605cm" svg:x="1.27cm" svg:y="5.079cm">
          <draw:text-box>
            <text:list text:style-name="L5">
              <text:list-item>
                <text:p text:style-name="P60"><text:span text:style-name="T61">The aim is to be “sufficiently expressive”</text:span></text:p>
              </text:list-item>
            </text:list>
            <text:list text:style-name="L4">
              <text:list-item>
                <text:list>
                  <text:list-item>
                    <text:p text:style-name="P73"><text:span text:style-name="T62">Return interfaces except</text:span></text:p>
                    <text:list>
                      <text:list-item>
                        <text:p text:style-name="P73"><text:span text:style-name="T63">Where multiple interfaces exist</text:span></text:p>
                      </text:list-item>
                      <text:list-item>
                        <text:p text:style-name="P73"><text:span text:style-name="T63">They are needed for dependency injection</text:span></text:p>
                      </text:list-item>
                    </text:list>
                  </text:list-item>
                  <text:list-item>
                    <text:p text:style-name="P73"><text:span text:style-name="T62">Writing to interfaces is good practice</text:span></text:p>
                  </text:list-item>
                </text:list>
              </text:list-item>
            </text:list>
            <text:list text:style-name="L5">
              <text:list-item>
                <text:p text:style-name="P73"><text:span text:style-name="T61">Warning: If you return actual types</text:span></text:p>
              </text:list-item>
            </text:list>
            <text:list text:style-name="L4">
              <text:list-item>
                <text:list>
                  <text:list-item>
                    <text:p text:style-name="P73"><text:span text:style-name="T62">You should still dependency inject interfaces</text:span></text:p>
                  </text:list-item>
                  <text:list-item>
                    <text:p text:style-name="P73"><text:span text:style-name="T62">Injecting actual types is brittle</text:span></text:p>
                    <text:list>
                      <text:list-item>
                        <text:p text:style-name="P73"><text:span text:style-name="T63">Dependency injection fails if the implementation changes or is proxi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0" draw:text-style-name="P8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office:forms form:automatic-focus="false" form:apply-design-mode="false"/>
        <draw:frame presentation:style-name="pr18" draw:text-style-name="P12" draw:layer="layout" svg:width="25.4cm" svg:height="2.54cm" svg:x="1.27cm" svg:y="1.271cm" presentation:class="title" presentation:user-transformed="true">
          <draw:text-box>
            <text:p><text:span text:style-name="T64">Summary</text:span><text:span text:style-name="T64"><text:line-break/></text:span><text:span text:style-name="T64"/></text:p>
          </draw:text-box>
        </draw:frame>
        <draw:frame presentation:style-name="pr41" draw:text-style-name="P7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 Bean Lifecycle</text:span></text:p>
                <text:list>
                  <text:list-item>
                    <text:p><text:span text:style-name="T9">Three phases</text:span></text:p>
                    <text:list>
                      <text:list-item>
                        <text:p><text:span text:style-name="T10">Initialize</text:span></text:p>
                      </text:list-item>
                      <text:list-item>
                        <text:p><text:span text:style-name="T10">Use</text:span></text:p>
                      </text:list-item>
                      <text:list-item>
                        <text:p><text:span text:style-name="T10">Destroy</text:span></text:p>
                      </text:list-item>
                    </text:list>
                  </text:list-item>
                  <text:list-item>
                    <text:p><text:span text:style-name="T3">BeanFactoryPostProcessor</text:span></text:p>
                    <text:list>
                      <text:list-item>
                        <text:p><text:span text:style-name="T9">Processes bean definitions (before beans are created)</text:span></text:p>
                      </text:list-item>
                      <text:list-item>
                        <text:p><text:span text:style-name="T9">Allocate using a static @Bean method</text:span></text:p>
                      </text:list-item>
                    </text:list>
                  </text:list-item>
                  <text:list-item>
                    <text:p><text:span text:style-name="T3">BeanPostProcessor</text:span></text:p>
                    <text:list>
                      <text:list-item>
                        <text:p><text:span text:style-name="T9">Processes Bean instances</text:span></text:p>
                      </text:list-item>
                      <text:list-item>
                        <text:p><text:span text:style-name="T9">Performs initialization, creates proxies, ...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Advanced @Bean Definitions</text:span></text:p>
                <text:list>
                  <text:list-item>
                    <text:p><text:span text:style-name="T9">Know when to return actual types instead of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2" draw:text-style-name="P8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presentation:style-name="pr43" draw:text-style-name="P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4" draw:text-style-name="P8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7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</text:span><text:span text:style-name="T11"><text:line-break/></text:span><text:span text:style-name="T11"/></text:p>
          </draw:text-box>
        </draw:frame>
        <draw:frame presentation:style-name="pr45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Arrange the steps in the lifecycle of a Spring bean in the order in which they occur</text:span></text:p>
                <text:list>
                  <text:list-item>
                    <text:p><text:span text:style-name="T9">Close ApplicationContext</text:span></text:p>
                  </text:list-item>
                  <text:list-item>
                    <text:p><text:span text:style-name="T9">Instantiate bean</text:span></text:p>
                  </text:list-item>
                  <text:list-item>
                    <text:p><text:span text:style-name="T9">Dependency injection wires bean dependencies</text:span></text:p>
                  </text:list-item>
                  <text:list-item>
                    <text:p><text:span text:style-name="T9">Parse XML</text:span></text:p>
                  </text:list-item>
                  <text:list-item>
                    <text:p><text:span text:style-name="T9">BeanFactoryPostProcessor invoked</text:span></text:p>
                  </text:list-item>
                  <text:list-item>
                    <text:p><text:span text:style-name="T9">Instantiate ApplicationContext</text:span></text:p>
                  </text:list-item>
                  <text:list-item>
                    <text:p><text:span text:style-name="T9">Destroy bean</text:span></text:p>
                  </text:list-item>
                  <text:list-item>
                    <text:p><text:span text:style-name="T9">BeanPostProcessor initializes bean</text:span></text:p>
                  </text:list-item>
                  <text:list-item>
                    <text:p><text:span text:style-name="T9">Get bean</text:span></text:p>
                  </text:list-item>
                  <text:list-item>
                    <text:p><text:span text:style-name="T9">Invoke business method on bean</text:span></text:p>
                  </text:list-item>
                  <text:list-item>
                    <text:p><text:span text:style-name="T9">Bean Definitions loaded into ApplicationContext</text:span></text:p>
                  </text:list-item>
                  <text:list-item>
                    <text:p><text:span text:style-name="T9">BeanPostProcessor injects prox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 Answer</text:span><text:span text:style-name="T11"><text:line-break/></text:span><text:span text:style-name="T11"/></text:p>
          </draw:text-box>
        </draw:frame>
        <draw:frame presentation:style-name="pr46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Arrange the steps in the lifecycle of a Spring bean in the order in which they occur</text:span></text:p>
              </text:list-item>
            </text:list>
            <text:list text:style-name="L5">
              <text:list-item>
                <text:list>
                  <text:list-item>
                    <text:p><text:span text:style-name="T65">Instantiate ApplicationContext</text:span></text:p>
                  </text:list-item>
                  <text:list-item>
                    <text:p><text:span text:style-name="T65">Parse XML</text:span></text:p>
                  </text:list-item>
                  <text:list-item>
                    <text:p><text:span text:style-name="T65">Bean Definitions loaded into ApplicationContext</text:span></text:p>
                  </text:list-item>
                  <text:list-item>
                    <text:p><text:span text:style-name="T65">BeanFactoryPostProcessor invoked</text:span></text:p>
                  </text:list-item>
                  <text:list-item>
                    <text:p><text:span text:style-name="T65">Instantiate bean</text:span></text:p>
                  </text:list-item>
                  <text:list-item>
                    <text:p><text:span text:style-name="T65">Dependency injection wires bean dependencies</text:span></text:p>
                  </text:list-item>
                  <text:list-item>
                    <text:p><text:span text:style-name="T65">BeanPostProcessor initializes bean</text:span></text:p>
                  </text:list-item>
                  <text:list-item>
                    <text:p><text:span text:style-name="T65">BeanPostProcessor injects proxies</text:span></text:p>
                  </text:list-item>
                  <text:list-item>
                    <text:p><text:span text:style-name="T65">Get bean</text:span></text:p>
                  </text:list-item>
                  <text:list-item>
                    <text:p><text:span text:style-name="T65">Invoke business method on bean</text:span></text:p>
                  </text:list-item>
                  <text:list-item>
                    <text:p><text:span text:style-name="T65">Close ApplicationContext</text:span></text:p>
                  </text:list-item>
                  <text:list-item>
                    <text:p><text:span text:style-name="T65">Destroy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</text:span><text:span text:style-name="T11"><text:line-break/></text:span><text:span text:style-name="T11"/></text:p>
          </draw:text-box>
        </draw:frame>
        <draw:frame presentation:style-name="pr47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The purpose of a _____________________ is to allow you to transform the definition of groups of b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7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 Answer</text:span><text:span text:style-name="T11"><text:line-break/></text:span><text:span text:style-name="T11"/></text:p>
          </draw:text-box>
        </draw:frame>
        <draw:frame presentation:style-name="pr48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The purpose of a </text:span><text:span text:style-name="T66">BeanFactoryPostProcessor</text:span><text:span text:style-name="T3"> is to allow you to transform the definition of groups of b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7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</text:span><text:span text:style-name="T11"><text:line-break/></text:span><text:span text:style-name="T11"/></text:p>
          </draw:text-box>
        </draw:frame>
        <draw:frame presentation:style-name="pr49" draw:text-style-name="P7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The PropertySourcesPlaceHolderConfigurer is an example of what type of Postprocesso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 Answer</text:span><text:span text:style-name="T11"><text:line-break/></text:span><text:span text:style-name="T11"/></text:p>
          </draw:text-box>
        </draw:frame>
        <draw:frame presentation:style-name="pr50" draw:text-style-name="P7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The PropertySourcesPlaceHolderConfigurer is an example of what type of Postprocessor?</text:span></text:p>
                <text:list>
                  <text:list-item>
                    <text:p><text:span text:style-name="T65">BeanFactoryPostProces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</text:span><text:span text:style-name="T11"><text:line-break/></text:span><text:span text:style-name="T11"/></text:p>
          </draw:text-box>
        </draw:frame>
        <draw:frame presentation:style-name="pr51" draw:text-style-name="P7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@PostConstruct is an example of a special type of BeanPostProcessor called a(n) _______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Review Answer</text:span><text:span text:style-name="T11"><text:line-break/></text:span><text:span text:style-name="T11"/></text:p>
          </draw:text-box>
        </draw:frame>
        <draw:frame presentation:style-name="pr52" draw:text-style-name="P7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@PostConstruct is an example of a special type of BeanPostProcessor called a(n) </text:span><text:span text:style-name="T66">Initializ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2T1">
        <draw:frame presentation:style-name="pr5" draw:text-style-name="P3" draw:layer="layout" svg:width="25.4cm" svg:height="2.54cm" svg:x="1.27cm" svg:y="1.278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53" draw:text-style-name="P8" draw:layer="layout" svg:width="25.4cm" svg:height="14.605cm" svg:x="1.27cm" svg:y="5.088cm" presentation:class="outline" presentation:user-transformed="true">
          <draw:text-box>
            <text:list text:style-name="L2">
              <text:list-item>
                <text:p text:style-name="P4"><text:span text:style-name="T4">The Spring Bean Lifecycle</text:span></text:p>
              </text:list-item>
              <text:list-item>
                <text:p text:style-name="P4"><text:span text:style-name="T4">Bean Definition Post Processing</text:span></text:p>
              </text:list-item>
              <text:list-item>
                <text:p text:style-name="P4"><text:span text:style-name="T4">Post Processing Beans</text:span></text:p>
              </text:list-item>
              <text:list-item>
                <text:p text:style-name="P4"><text:span text:style-name="T4">Bean Proxies</text:span></text:p>
              </text:list-item>
              <text:list-item>
                <text:p text:style-name="P4"><text:span text:style-name="T4">Interfaces Vs. Implementation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7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2T1">
        <draw:frame presentation:style-name="pr18" draw:text-style-name="P77" draw:layer="layout" svg:width="25.4cm" svg:height="2.54cm" svg:x="1.27cm" svg:y="1.271cm" presentation:class="title" presentation:user-transformed="true">
          <draw:text-box>
            <text:p><text:span text:style-name="T11">Lab</text:span><text:span text:style-name="T11"><text:line-break/></text:span><text:span text:style-name="T11"/></text:p>
          </draw:text-box>
        </draw:frame>
        <draw:frame presentation:style-name="pr54" draw:text-style-name="P7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stroke-dash draw:name="Dashed_20__28_var_29__20_4" draw:display-name="Dashed (var) 4" draw:style="rect" draw:dots1="1" draw:dots1-length="0.035cm" draw:distance="0.035cm"/>
    <draw:stroke-dash draw:name="Dashed_20__28_var_29__20_6" draw:display-name="Dashed (var) 6" draw:style="rect" draw:dots1="1" draw:dots1-length="0.035cm" draw:distance="0.035cm"/>
    <draw:stroke-dash draw:name="Dashed_20__28_var_29__20_8" draw:display-name="Dashed (var) 8" draw:style="rect" draw:dots1="1" draw:dots1-length="0.035cm" draw:distance="0.035cm"/>
    <draw:stroke-dash draw:name="Dashed_20__28_var_29__20_9" draw:display-name="Dashed (var) 9" draw:style="rect" draw:dots1="1" draw:dots1-length="0.035cm" draw:distance="0.035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4DT23H11M4S</meta:editing-duration>
    <meta:editing-cycles>784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5-02T10:25:42</dc:date>
    <meta:document-statistic meta:object-count="418"/>
    <meta:user-defined meta:name="License">&lt;a href="http://www.youtube.com/hagetaka0&gt;YouTube - hagetaka0's Channel&lt;/a&gt;</meta:user-defined>
  </office:meta>
</office:document-meta>
</file>